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orcentagem" style:data-style-name="N36"/>
    <style:style style:name="co1" style:family="table-column">
      <style:table-column-properties fo:break-before="auto" style:column-width="3.99520833333333cm" style:use-optimal-column-width="true"/>
    </style:style>
    <style:style style:name="co2" style:family="table-column">
      <style:table-column-properties fo:break-before="auto" style:column-width="3.571875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amadas/Neuronios</text:p>
          </table:table-cell>
          <table:table-cell office:value-type="string" table:style-name="ce1">
            <text:p>Acurá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26)</text:p>
          </table:table-cell>
          <table:table-cell office:value-type="percentage" office:value="0.98958333333333304" table:style-name="ce2">
            <text:p>98,958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32)</text:p>
          </table:table-cell>
          <table:table-cell office:value-type="percentage" office:value="0.96744791666666596" table:style-name="ce2">
            <text:p>96,74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18)</text:p>
          </table:table-cell>
          <table:table-cell office:value-type="percentage" office:value="0.953125" table:style-name="ce2">
            <text:p>95,31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31)</text:p>
          </table:table-cell>
          <table:table-cell office:value-type="percentage" office:value="0.94921875" table:style-name="ce2">
            <text:p>94,92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26)</text:p>
          </table:table-cell>
          <table:table-cell office:value-type="percentage" office:value="0.94921875" table:style-name="ce2">
            <text:p>94,92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23)</text:p>
          </table:table-cell>
          <table:table-cell office:value-type="percentage" office:value="0.94791666666666596" table:style-name="ce2">
            <text:p>94,79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31)</text:p>
          </table:table-cell>
          <table:table-cell office:value-type="percentage" office:value="0.9453125" table:style-name="ce2">
            <text:p>94,53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31)</text:p>
          </table:table-cell>
          <table:table-cell office:value-type="percentage" office:value="0.9453125" table:style-name="ce2">
            <text:p>94,53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23)</text:p>
          </table:table-cell>
          <table:table-cell office:value-type="percentage" office:value="0.9453125" table:style-name="ce2">
            <text:p>94,53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29)</text:p>
          </table:table-cell>
          <table:table-cell office:value-type="percentage" office:value="0.9453125" table:style-name="ce2">
            <text:p>94,53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32)</text:p>
          </table:table-cell>
          <table:table-cell office:value-type="percentage" office:value="0.94401041666666596" table:style-name="ce2">
            <text:p>94,401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32)</text:p>
          </table:table-cell>
          <table:table-cell office:value-type="percentage" office:value="0.94401041666666596" table:style-name="ce2">
            <text:p>94,401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17)</text:p>
          </table:table-cell>
          <table:table-cell office:value-type="percentage" office:value="0.94401041666666596" table:style-name="ce2">
            <text:p>94,401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31)</text:p>
          </table:table-cell>
          <table:table-cell office:value-type="percentage" office:value="0.93880208333333304" table:style-name="ce2">
            <text:p>93,880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31)</text:p>
          </table:table-cell>
          <table:table-cell office:value-type="percentage" office:value="0.93619791666666596" table:style-name="ce2">
            <text:p>93,61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20)</text:p>
          </table:table-cell>
          <table:table-cell office:value-type="percentage" office:value="0.93619791666666596" table:style-name="ce2">
            <text:p>93,61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29)</text:p>
          </table:table-cell>
          <table:table-cell office:value-type="percentage" office:value="0.93619791666666596" table:style-name="ce2">
            <text:p>93,61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28)</text:p>
          </table:table-cell>
          <table:table-cell office:value-type="percentage" office:value="0.93489583333333304" table:style-name="ce2">
            <text:p>93,4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23)</text:p>
          </table:table-cell>
          <table:table-cell office:value-type="percentage" office:value="0.93489583333333304" table:style-name="ce2">
            <text:p>93,4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32)</text:p>
          </table:table-cell>
          <table:table-cell office:value-type="percentage" office:value="0.93359375" table:style-name="ce2">
            <text:p>93,35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21)</text:p>
          </table:table-cell>
          <table:table-cell office:value-type="percentage" office:value="0.93359375" table:style-name="ce2">
            <text:p>93,35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26)</text:p>
          </table:table-cell>
          <table:table-cell office:value-type="percentage" office:value="0.93229166666666596" table:style-name="ce2">
            <text:p>93,229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30)</text:p>
          </table:table-cell>
          <table:table-cell office:value-type="percentage" office:value="0.93229166666666596" table:style-name="ce2">
            <text:p>93,229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28)</text:p>
          </table:table-cell>
          <table:table-cell office:value-type="percentage" office:value="0.93229166666666596" table:style-name="ce2">
            <text:p>93,229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24)</text:p>
          </table:table-cell>
          <table:table-cell office:value-type="percentage" office:value="0.93098958333333304" table:style-name="ce2">
            <text:p>93,098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30)</text:p>
          </table:table-cell>
          <table:table-cell office:value-type="percentage" office:value="0.93098958333333304" table:style-name="ce2">
            <text:p>93,098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20)</text:p>
          </table:table-cell>
          <table:table-cell office:value-type="percentage" office:value="0.92838541666666596" table:style-name="ce2">
            <text:p>92,83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25)</text:p>
          </table:table-cell>
          <table:table-cell office:value-type="percentage" office:value="0.92447916666666596" table:style-name="ce2">
            <text:p>92,44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21)</text:p>
          </table:table-cell>
          <table:table-cell office:value-type="percentage" office:value="0.92317708333333304" table:style-name="ce2">
            <text:p>92,31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29)</text:p>
          </table:table-cell>
          <table:table-cell office:value-type="percentage" office:value="0.92317708333333304" table:style-name="ce2">
            <text:p>92,31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28)</text:p>
          </table:table-cell>
          <table:table-cell office:value-type="percentage" office:value="0.92317708333333304" table:style-name="ce2">
            <text:p>92,31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29)</text:p>
          </table:table-cell>
          <table:table-cell office:value-type="percentage" office:value="0.921875" table:style-name="ce2">
            <text:p>92,18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32)</text:p>
          </table:table-cell>
          <table:table-cell office:value-type="percentage" office:value="0.921875" table:style-name="ce2">
            <text:p>92,18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29)</text:p>
          </table:table-cell>
          <table:table-cell office:value-type="percentage" office:value="0.92057291666666596" table:style-name="ce2">
            <text:p>92,057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26)</text:p>
          </table:table-cell>
          <table:table-cell office:value-type="percentage" office:value="0.91927083333333304" table:style-name="ce2">
            <text:p>91,927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28)</text:p>
          </table:table-cell>
          <table:table-cell office:value-type="percentage" office:value="0.91536458333333304" table:style-name="ce2">
            <text:p>91,536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28)</text:p>
          </table:table-cell>
          <table:table-cell office:value-type="percentage" office:value="0.91536458333333304" table:style-name="ce2">
            <text:p>91,536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30)</text:p>
          </table:table-cell>
          <table:table-cell office:value-type="percentage" office:value="0.9140625" table:style-name="ce2">
            <text:p>91,40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24)</text:p>
          </table:table-cell>
          <table:table-cell office:value-type="percentage" office:value="0.91276041666666596" table:style-name="ce2">
            <text:p>91,27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25)</text:p>
          </table:table-cell>
          <table:table-cell office:value-type="percentage" office:value="0.91276041666666596" table:style-name="ce2">
            <text:p>91,27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18)</text:p>
          </table:table-cell>
          <table:table-cell office:value-type="percentage" office:value="0.91276041666666596" table:style-name="ce2">
            <text:p>91,27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14)</text:p>
          </table:table-cell>
          <table:table-cell office:value-type="percentage" office:value="0.91145833333333304" table:style-name="ce2">
            <text:p>91,145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31)</text:p>
          </table:table-cell>
          <table:table-cell office:value-type="percentage" office:value="0.91145833333333304" table:style-name="ce2">
            <text:p>91,145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18)</text:p>
          </table:table-cell>
          <table:table-cell office:value-type="percentage" office:value="0.91015625" table:style-name="ce2">
            <text:p>91,01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24)</text:p>
          </table:table-cell>
          <table:table-cell office:value-type="percentage" office:value="0.91015625" table:style-name="ce2">
            <text:p>91,01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31)</text:p>
          </table:table-cell>
          <table:table-cell office:value-type="percentage" office:value="0.91015625" table:style-name="ce2">
            <text:p>91,01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27)</text:p>
          </table:table-cell>
          <table:table-cell office:value-type="percentage" office:value="0.91015625" table:style-name="ce2">
            <text:p>91,01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23)</text:p>
          </table:table-cell>
          <table:table-cell office:value-type="percentage" office:value="0.90885416666666596" table:style-name="ce2">
            <text:p>90,88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26)</text:p>
          </table:table-cell>
          <table:table-cell office:value-type="percentage" office:value="0.90885416666666596" table:style-name="ce2">
            <text:p>90,88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14)</text:p>
          </table:table-cell>
          <table:table-cell office:value-type="percentage" office:value="0.90755208333333304" table:style-name="ce2">
            <text:p>90,7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28)</text:p>
          </table:table-cell>
          <table:table-cell office:value-type="percentage" office:value="0.90625" table:style-name="ce2">
            <text:p>90,62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17)</text:p>
          </table:table-cell>
          <table:table-cell office:value-type="percentage" office:value="0.90625" table:style-name="ce2">
            <text:p>90,62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24)</text:p>
          </table:table-cell>
          <table:table-cell office:value-type="percentage" office:value="0.90494791666666596" table:style-name="ce2">
            <text:p>90,49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31)</text:p>
          </table:table-cell>
          <table:table-cell office:value-type="percentage" office:value="0.90364583333333304" table:style-name="ce2">
            <text:p>90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28)</text:p>
          </table:table-cell>
          <table:table-cell office:value-type="percentage" office:value="0.90364583333333304" table:style-name="ce2">
            <text:p>90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19)</text:p>
          </table:table-cell>
          <table:table-cell office:value-type="percentage" office:value="0.90234375" table:style-name="ce2">
            <text:p>90,2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26)</text:p>
          </table:table-cell>
          <table:table-cell office:value-type="percentage" office:value="0.90234375" table:style-name="ce2">
            <text:p>90,2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30)</text:p>
          </table:table-cell>
          <table:table-cell office:value-type="percentage" office:value="0.90234375" table:style-name="ce2">
            <text:p>90,2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18)</text:p>
          </table:table-cell>
          <table:table-cell office:value-type="percentage" office:value="0.90234375" table:style-name="ce2">
            <text:p>90,2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29)</text:p>
          </table:table-cell>
          <table:table-cell office:value-type="percentage" office:value="0.90234375" table:style-name="ce2">
            <text:p>90,2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31)</text:p>
          </table:table-cell>
          <table:table-cell office:value-type="percentage" office:value="0.90104166666666596" table:style-name="ce2">
            <text:p>90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16)</text:p>
          </table:table-cell>
          <table:table-cell office:value-type="percentage" office:value="0.90104166666666596" table:style-name="ce2">
            <text:p>90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23)</text:p>
          </table:table-cell>
          <table:table-cell office:value-type="percentage" office:value="0.90104166666666596" table:style-name="ce2">
            <text:p>90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24)</text:p>
          </table:table-cell>
          <table:table-cell office:value-type="percentage" office:value="0.90104166666666596" table:style-name="ce2">
            <text:p>90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30)</text:p>
          </table:table-cell>
          <table:table-cell office:value-type="percentage" office:value="0.89973958333333304" table:style-name="ce2">
            <text:p>89,973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22)</text:p>
          </table:table-cell>
          <table:table-cell office:value-type="percentage" office:value="0.89973958333333304" table:style-name="ce2">
            <text:p>89,973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21)</text:p>
          </table:table-cell>
          <table:table-cell office:value-type="percentage" office:value="0.89973958333333304" table:style-name="ce2">
            <text:p>89,973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21)</text:p>
          </table:table-cell>
          <table:table-cell office:value-type="percentage" office:value="0.8984375" table:style-name="ce2">
            <text:p>89,84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26)</text:p>
          </table:table-cell>
          <table:table-cell office:value-type="percentage" office:value="0.8984375" table:style-name="ce2">
            <text:p>89,84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13)</text:p>
          </table:table-cell>
          <table:table-cell office:value-type="percentage" office:value="0.8984375" table:style-name="ce2">
            <text:p>89,84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27)</text:p>
          </table:table-cell>
          <table:table-cell office:value-type="percentage" office:value="0.8984375" table:style-name="ce2">
            <text:p>89,84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19)</text:p>
          </table:table-cell>
          <table:table-cell office:value-type="percentage" office:value="0.89713541666666596" table:style-name="ce2">
            <text:p>89,71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21)</text:p>
          </table:table-cell>
          <table:table-cell office:value-type="percentage" office:value="0.89713541666666596" table:style-name="ce2">
            <text:p>89,71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21)</text:p>
          </table:table-cell>
          <table:table-cell office:value-type="percentage" office:value="0.89713541666666596" table:style-name="ce2">
            <text:p>89,71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27)</text:p>
          </table:table-cell>
          <table:table-cell office:value-type="percentage" office:value="0.89583333333333304" table:style-name="ce2">
            <text:p>89,583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23)</text:p>
          </table:table-cell>
          <table:table-cell office:value-type="percentage" office:value="0.89453125" table:style-name="ce2">
            <text:p>89,45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26)</text:p>
          </table:table-cell>
          <table:table-cell office:value-type="percentage" office:value="0.89453125" table:style-name="ce2">
            <text:p>89,45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28)</text:p>
          </table:table-cell>
          <table:table-cell office:value-type="percentage" office:value="0.89453125" table:style-name="ce2">
            <text:p>89,45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18)</text:p>
          </table:table-cell>
          <table:table-cell office:value-type="percentage" office:value="0.89453125" table:style-name="ce2">
            <text:p>89,45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18)</text:p>
          </table:table-cell>
          <table:table-cell office:value-type="percentage" office:value="0.89453125" table:style-name="ce2">
            <text:p>89,45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9)</text:p>
          </table:table-cell>
          <table:table-cell office:value-type="percentage" office:value="0.89453125" table:style-name="ce2">
            <text:p>89,45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11)</text:p>
          </table:table-cell>
          <table:table-cell office:value-type="percentage" office:value="0.89453125" table:style-name="ce2">
            <text:p>89,45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28)</text:p>
          </table:table-cell>
          <table:table-cell office:value-type="percentage" office:value="0.89322916666666596" table:style-name="ce2">
            <text:p>89,32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29)</text:p>
          </table:table-cell>
          <table:table-cell office:value-type="percentage" office:value="0.89322916666666596" table:style-name="ce2">
            <text:p>89,32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29)</text:p>
          </table:table-cell>
          <table:table-cell office:value-type="percentage" office:value="0.89322916666666596" table:style-name="ce2">
            <text:p>89,32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17)</text:p>
          </table:table-cell>
          <table:table-cell office:value-type="percentage" office:value="0.89322916666666596" table:style-name="ce2">
            <text:p>89,32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32)</text:p>
          </table:table-cell>
          <table:table-cell office:value-type="percentage" office:value="0.89322916666666596" table:style-name="ce2">
            <text:p>89,32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19)</text:p>
          </table:table-cell>
          <table:table-cell office:value-type="percentage" office:value="0.89322916666666596" table:style-name="ce2">
            <text:p>89,32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27)</text:p>
          </table:table-cell>
          <table:table-cell office:value-type="percentage" office:value="0.89322916666666596" table:style-name="ce2">
            <text:p>89,32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32)</text:p>
          </table:table-cell>
          <table:table-cell office:value-type="percentage" office:value="0.89322916666666596" table:style-name="ce2">
            <text:p>89,32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28)</text:p>
          </table:table-cell>
          <table:table-cell office:value-type="percentage" office:value="0.89192708333333304" table:style-name="ce2">
            <text:p>89,19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32)</text:p>
          </table:table-cell>
          <table:table-cell office:value-type="percentage" office:value="0.89192708333333304" table:style-name="ce2">
            <text:p>89,19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16)</text:p>
          </table:table-cell>
          <table:table-cell office:value-type="percentage" office:value="0.890625" table:style-name="ce2">
            <text:p>89,06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20)</text:p>
          </table:table-cell>
          <table:table-cell office:value-type="percentage" office:value="0.890625" table:style-name="ce2">
            <text:p>89,06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27)</text:p>
          </table:table-cell>
          <table:table-cell office:value-type="percentage" office:value="0.890625" table:style-name="ce2">
            <text:p>89,06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25)</text:p>
          </table:table-cell>
          <table:table-cell office:value-type="percentage" office:value="0.88932291666666596" table:style-name="ce2">
            <text:p>88,932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13)</text:p>
          </table:table-cell>
          <table:table-cell office:value-type="percentage" office:value="0.88932291666666596" table:style-name="ce2">
            <text:p>88,932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32)</text:p>
          </table:table-cell>
          <table:table-cell office:value-type="percentage" office:value="0.88802083333333304" table:style-name="ce2">
            <text:p>88,802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29)</text:p>
          </table:table-cell>
          <table:table-cell office:value-type="percentage" office:value="0.88802083333333304" table:style-name="ce2">
            <text:p>88,802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27)</text:p>
          </table:table-cell>
          <table:table-cell office:value-type="percentage" office:value="0.88671875" table:style-name="ce2">
            <text:p>88,67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25)</text:p>
          </table:table-cell>
          <table:table-cell office:value-type="percentage" office:value="0.88671875" table:style-name="ce2">
            <text:p>88,67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31)</text:p>
          </table:table-cell>
          <table:table-cell office:value-type="percentage" office:value="0.88541666666666596" table:style-name="ce2">
            <text:p>88,54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27)</text:p>
          </table:table-cell>
          <table:table-cell office:value-type="percentage" office:value="0.88541666666666596" table:style-name="ce2">
            <text:p>88,54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24)</text:p>
          </table:table-cell>
          <table:table-cell office:value-type="percentage" office:value="0.88541666666666596" table:style-name="ce2">
            <text:p>88,54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23)</text:p>
          </table:table-cell>
          <table:table-cell office:value-type="percentage" office:value="0.88541666666666596" table:style-name="ce2">
            <text:p>88,54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23)</text:p>
          </table:table-cell>
          <table:table-cell office:value-type="percentage" office:value="0.88541666666666596" table:style-name="ce2">
            <text:p>88,54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30)</text:p>
          </table:table-cell>
          <table:table-cell office:value-type="percentage" office:value="0.88541666666666596" table:style-name="ce2">
            <text:p>88,54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30)</text:p>
          </table:table-cell>
          <table:table-cell office:value-type="percentage" office:value="0.88411458333333304" table:style-name="ce2">
            <text:p>88,41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31)</text:p>
          </table:table-cell>
          <table:table-cell office:value-type="percentage" office:value="0.88411458333333304" table:style-name="ce2">
            <text:p>88,41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32)</text:p>
          </table:table-cell>
          <table:table-cell office:value-type="percentage" office:value="0.88411458333333304" table:style-name="ce2">
            <text:p>88,41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32)</text:p>
          </table:table-cell>
          <table:table-cell office:value-type="percentage" office:value="0.88411458333333304" table:style-name="ce2">
            <text:p>88,41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30)</text:p>
          </table:table-cell>
          <table:table-cell office:value-type="percentage" office:value="0.88411458333333304" table:style-name="ce2">
            <text:p>88,41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30)</text:p>
          </table:table-cell>
          <table:table-cell office:value-type="percentage" office:value="0.88411458333333304" table:style-name="ce2">
            <text:p>88,41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25)</text:p>
          </table:table-cell>
          <table:table-cell office:value-type="percentage" office:value="0.88411458333333304" table:style-name="ce2">
            <text:p>88,41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20)</text:p>
          </table:table-cell>
          <table:table-cell office:value-type="percentage" office:value="0.88411458333333304" table:style-name="ce2">
            <text:p>88,41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27)</text:p>
          </table:table-cell>
          <table:table-cell office:value-type="percentage" office:value="0.88411458333333304" table:style-name="ce2">
            <text:p>88,41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31)</text:p>
          </table:table-cell>
          <table:table-cell office:value-type="percentage" office:value="0.8828125" table:style-name="ce2">
            <text:p>88,28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32)</text:p>
          </table:table-cell>
          <table:table-cell office:value-type="percentage" office:value="0.8828125" table:style-name="ce2">
            <text:p>88,28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27)</text:p>
          </table:table-cell>
          <table:table-cell office:value-type="percentage" office:value="0.8828125" table:style-name="ce2">
            <text:p>88,28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21)</text:p>
          </table:table-cell>
          <table:table-cell office:value-type="percentage" office:value="0.8828125" table:style-name="ce2">
            <text:p>88,28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28)</text:p>
          </table:table-cell>
          <table:table-cell office:value-type="percentage" office:value="0.88151041666666596" table:style-name="ce2">
            <text:p>88,151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23)</text:p>
          </table:table-cell>
          <table:table-cell office:value-type="percentage" office:value="0.88151041666666596" table:style-name="ce2">
            <text:p>88,151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9)</text:p>
          </table:table-cell>
          <table:table-cell office:value-type="percentage" office:value="0.88151041666666596" table:style-name="ce2">
            <text:p>88,151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32)</text:p>
          </table:table-cell>
          <table:table-cell office:value-type="percentage" office:value="0.88020833333333304" table:style-name="ce2">
            <text:p>88,02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23)</text:p>
          </table:table-cell>
          <table:table-cell office:value-type="percentage" office:value="0.88020833333333304" table:style-name="ce2">
            <text:p>88,02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31)</text:p>
          </table:table-cell>
          <table:table-cell office:value-type="percentage" office:value="0.88020833333333304" table:style-name="ce2">
            <text:p>88,02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10)</text:p>
          </table:table-cell>
          <table:table-cell office:value-type="percentage" office:value="0.88020833333333304" table:style-name="ce2">
            <text:p>88,02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22)</text:p>
          </table:table-cell>
          <table:table-cell office:value-type="percentage" office:value="0.88020833333333304" table:style-name="ce2">
            <text:p>88,02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24)</text:p>
          </table:table-cell>
          <table:table-cell office:value-type="percentage" office:value="0.87890625" table:style-name="ce2">
            <text:p>87,89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18)</text:p>
          </table:table-cell>
          <table:table-cell office:value-type="percentage" office:value="0.87890625" table:style-name="ce2">
            <text:p>87,89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17)</text:p>
          </table:table-cell>
          <table:table-cell office:value-type="percentage" office:value="0.87890625" table:style-name="ce2">
            <text:p>87,89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12)</text:p>
          </table:table-cell>
          <table:table-cell office:value-type="percentage" office:value="0.87890625" table:style-name="ce2">
            <text:p>87,89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20)</text:p>
          </table:table-cell>
          <table:table-cell office:value-type="percentage" office:value="0.87890625" table:style-name="ce2">
            <text:p>87,89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30)</text:p>
          </table:table-cell>
          <table:table-cell office:value-type="percentage" office:value="0.87890625" table:style-name="ce2">
            <text:p>87,89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27)</text:p>
          </table:table-cell>
          <table:table-cell office:value-type="percentage" office:value="0.87760416666666596" table:style-name="ce2">
            <text:p>87,76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20)</text:p>
          </table:table-cell>
          <table:table-cell office:value-type="percentage" office:value="0.87760416666666596" table:style-name="ce2">
            <text:p>87,76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29)</text:p>
          </table:table-cell>
          <table:table-cell office:value-type="percentage" office:value="0.87760416666666596" table:style-name="ce2">
            <text:p>87,76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27)</text:p>
          </table:table-cell>
          <table:table-cell office:value-type="percentage" office:value="0.87760416666666596" table:style-name="ce2">
            <text:p>87,76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22)</text:p>
          </table:table-cell>
          <table:table-cell office:value-type="percentage" office:value="0.87760416666666596" table:style-name="ce2">
            <text:p>87,76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28)</text:p>
          </table:table-cell>
          <table:table-cell office:value-type="percentage" office:value="0.87630208333333304" table:style-name="ce2">
            <text:p>87,630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17)</text:p>
          </table:table-cell>
          <table:table-cell office:value-type="percentage" office:value="0.87630208333333304" table:style-name="ce2">
            <text:p>87,630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11)</text:p>
          </table:table-cell>
          <table:table-cell office:value-type="percentage" office:value="0.87630208333333304" table:style-name="ce2">
            <text:p>87,630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21)</text:p>
          </table:table-cell>
          <table:table-cell office:value-type="percentage" office:value="0.87630208333333304" table:style-name="ce2">
            <text:p>87,630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31)</text:p>
          </table:table-cell>
          <table:table-cell office:value-type="percentage" office:value="0.87630208333333304" table:style-name="ce2">
            <text:p>87,630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21)</text:p>
          </table:table-cell>
          <table:table-cell office:value-type="percentage" office:value="0.875" table:style-name="ce2">
            <text:p>87,50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26)</text:p>
          </table:table-cell>
          <table:table-cell office:value-type="percentage" office:value="0.875" table:style-name="ce2">
            <text:p>87,50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14)</text:p>
          </table:table-cell>
          <table:table-cell office:value-type="percentage" office:value="0.875" table:style-name="ce2">
            <text:p>87,50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22)</text:p>
          </table:table-cell>
          <table:table-cell office:value-type="percentage" office:value="0.875" table:style-name="ce2">
            <text:p>87,50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17)</text:p>
          </table:table-cell>
          <table:table-cell office:value-type="percentage" office:value="0.875" table:style-name="ce2">
            <text:p>87,50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18)</text:p>
          </table:table-cell>
          <table:table-cell office:value-type="percentage" office:value="0.875" table:style-name="ce2">
            <text:p>87,50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19)</text:p>
          </table:table-cell>
          <table:table-cell office:value-type="percentage" office:value="0.875" table:style-name="ce2">
            <text:p>87,50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16)</text:p>
          </table:table-cell>
          <table:table-cell office:value-type="percentage" office:value="0.87369791666666596" table:style-name="ce2">
            <text:p>87,36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24)</text:p>
          </table:table-cell>
          <table:table-cell office:value-type="percentage" office:value="0.87369791666666596" table:style-name="ce2">
            <text:p>87,36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15)</text:p>
          </table:table-cell>
          <table:table-cell office:value-type="percentage" office:value="0.87369791666666596" table:style-name="ce2">
            <text:p>87,36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16)</text:p>
          </table:table-cell>
          <table:table-cell office:value-type="percentage" office:value="0.87369791666666596" table:style-name="ce2">
            <text:p>87,36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12)</text:p>
          </table:table-cell>
          <table:table-cell office:value-type="percentage" office:value="0.87369791666666596" table:style-name="ce2">
            <text:p>87,36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22)</text:p>
          </table:table-cell>
          <table:table-cell office:value-type="percentage" office:value="0.87369791666666596" table:style-name="ce2">
            <text:p>87,36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24)</text:p>
          </table:table-cell>
          <table:table-cell office:value-type="percentage" office:value="0.87369791666666596" table:style-name="ce2">
            <text:p>87,36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31)</text:p>
          </table:table-cell>
          <table:table-cell office:value-type="percentage" office:value="0.87239583333333304" table:style-name="ce2">
            <text:p>87,23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27)</text:p>
          </table:table-cell>
          <table:table-cell office:value-type="percentage" office:value="0.87239583333333304" table:style-name="ce2">
            <text:p>87,23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8)</text:p>
          </table:table-cell>
          <table:table-cell office:value-type="percentage" office:value="0.87239583333333304" table:style-name="ce2">
            <text:p>87,23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26)</text:p>
          </table:table-cell>
          <table:table-cell office:value-type="percentage" office:value="0.87109375" table:style-name="ce2">
            <text:p>87,10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7)</text:p>
          </table:table-cell>
          <table:table-cell office:value-type="percentage" office:value="0.87109375" table:style-name="ce2">
            <text:p>87,10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25)</text:p>
          </table:table-cell>
          <table:table-cell office:value-type="percentage" office:value="0.86979166666666596" table:style-name="ce2">
            <text:p>86,979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11)</text:p>
          </table:table-cell>
          <table:table-cell office:value-type="percentage" office:value="0.86979166666666596" table:style-name="ce2">
            <text:p>86,979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15)</text:p>
          </table:table-cell>
          <table:table-cell office:value-type="percentage" office:value="0.86979166666666596" table:style-name="ce2">
            <text:p>86,979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26)</text:p>
          </table:table-cell>
          <table:table-cell office:value-type="percentage" office:value="0.86979166666666596" table:style-name="ce2">
            <text:p>86,979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8)</text:p>
          </table:table-cell>
          <table:table-cell office:value-type="percentage" office:value="0.86979166666666596" table:style-name="ce2">
            <text:p>86,979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24)</text:p>
          </table:table-cell>
          <table:table-cell office:value-type="percentage" office:value="0.86848958333333304" table:style-name="ce2">
            <text:p>86,848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27)</text:p>
          </table:table-cell>
          <table:table-cell office:value-type="percentage" office:value="0.86848958333333304" table:style-name="ce2">
            <text:p>86,848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28)</text:p>
          </table:table-cell>
          <table:table-cell office:value-type="percentage" office:value="0.86848958333333304" table:style-name="ce2">
            <text:p>86,848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24)</text:p>
          </table:table-cell>
          <table:table-cell office:value-type="percentage" office:value="0.86848958333333304" table:style-name="ce2">
            <text:p>86,848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24)</text:p>
          </table:table-cell>
          <table:table-cell office:value-type="percentage" office:value="0.86848958333333304" table:style-name="ce2">
            <text:p>86,848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27)</text:p>
          </table:table-cell>
          <table:table-cell office:value-type="percentage" office:value="0.8671875" table:style-name="ce2">
            <text:p>86,718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22)</text:p>
          </table:table-cell>
          <table:table-cell office:value-type="percentage" office:value="0.8671875" table:style-name="ce2">
            <text:p>86,718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19)</text:p>
          </table:table-cell>
          <table:table-cell office:value-type="percentage" office:value="0.8671875" table:style-name="ce2">
            <text:p>86,718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11)</text:p>
          </table:table-cell>
          <table:table-cell office:value-type="percentage" office:value="0.8671875" table:style-name="ce2">
            <text:p>86,718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16)</text:p>
          </table:table-cell>
          <table:table-cell office:value-type="percentage" office:value="0.8671875" table:style-name="ce2">
            <text:p>86,718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28)</text:p>
          </table:table-cell>
          <table:table-cell office:value-type="percentage" office:value="0.8671875" table:style-name="ce2">
            <text:p>86,718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10)</text:p>
          </table:table-cell>
          <table:table-cell office:value-type="percentage" office:value="0.8671875" table:style-name="ce2">
            <text:p>86,718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14)</text:p>
          </table:table-cell>
          <table:table-cell office:value-type="percentage" office:value="0.8671875" table:style-name="ce2">
            <text:p>86,718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19)</text:p>
          </table:table-cell>
          <table:table-cell office:value-type="percentage" office:value="0.86588541666666596" table:style-name="ce2">
            <text:p>86,58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25)</text:p>
          </table:table-cell>
          <table:table-cell office:value-type="percentage" office:value="0.86588541666666596" table:style-name="ce2">
            <text:p>86,58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32)</text:p>
          </table:table-cell>
          <table:table-cell office:value-type="percentage" office:value="0.86588541666666596" table:style-name="ce2">
            <text:p>86,58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24)</text:p>
          </table:table-cell>
          <table:table-cell office:value-type="percentage" office:value="0.86588541666666596" table:style-name="ce2">
            <text:p>86,58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21)</text:p>
          </table:table-cell>
          <table:table-cell office:value-type="percentage" office:value="0.86588541666666596" table:style-name="ce2">
            <text:p>86,58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8)</text:p>
          </table:table-cell>
          <table:table-cell office:value-type="percentage" office:value="0.86588541666666596" table:style-name="ce2">
            <text:p>86,58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19)</text:p>
          </table:table-cell>
          <table:table-cell office:value-type="percentage" office:value="0.86588541666666596" table:style-name="ce2">
            <text:p>86,58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24)</text:p>
          </table:table-cell>
          <table:table-cell office:value-type="percentage" office:value="0.86588541666666596" table:style-name="ce2">
            <text:p>86,58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14)</text:p>
          </table:table-cell>
          <table:table-cell office:value-type="percentage" office:value="0.86588541666666596" table:style-name="ce2">
            <text:p>86,58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30)</text:p>
          </table:table-cell>
          <table:table-cell office:value-type="percentage" office:value="0.86588541666666596" table:style-name="ce2">
            <text:p>86,58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28)</text:p>
          </table:table-cell>
          <table:table-cell office:value-type="percentage" office:value="0.86458333333333304" table:style-name="ce2">
            <text:p>86,458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22)</text:p>
          </table:table-cell>
          <table:table-cell office:value-type="percentage" office:value="0.86458333333333304" table:style-name="ce2">
            <text:p>86,458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29)</text:p>
          </table:table-cell>
          <table:table-cell office:value-type="percentage" office:value="0.86328125" table:style-name="ce2">
            <text:p>86,328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18)</text:p>
          </table:table-cell>
          <table:table-cell office:value-type="percentage" office:value="0.86328125" table:style-name="ce2">
            <text:p>86,328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30)</text:p>
          </table:table-cell>
          <table:table-cell office:value-type="percentage" office:value="0.86328125" table:style-name="ce2">
            <text:p>86,328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13)</text:p>
          </table:table-cell>
          <table:table-cell office:value-type="percentage" office:value="0.86328125" table:style-name="ce2">
            <text:p>86,328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32)</text:p>
          </table:table-cell>
          <table:table-cell office:value-type="percentage" office:value="0.86328125" table:style-name="ce2">
            <text:p>86,328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25)</text:p>
          </table:table-cell>
          <table:table-cell office:value-type="percentage" office:value="0.86197916666666596" table:style-name="ce2">
            <text:p>86,19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22)</text:p>
          </table:table-cell>
          <table:table-cell office:value-type="percentage" office:value="0.86197916666666596" table:style-name="ce2">
            <text:p>86,19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20)</text:p>
          </table:table-cell>
          <table:table-cell office:value-type="percentage" office:value="0.86197916666666596" table:style-name="ce2">
            <text:p>86,19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32)</text:p>
          </table:table-cell>
          <table:table-cell office:value-type="percentage" office:value="0.86197916666666596" table:style-name="ce2">
            <text:p>86,19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9)</text:p>
          </table:table-cell>
          <table:table-cell office:value-type="percentage" office:value="0.86197916666666596" table:style-name="ce2">
            <text:p>86,19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17)</text:p>
          </table:table-cell>
          <table:table-cell office:value-type="percentage" office:value="0.86197916666666596" table:style-name="ce2">
            <text:p>86,19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16)</text:p>
          </table:table-cell>
          <table:table-cell office:value-type="percentage" office:value="0.86067708333333304" table:style-name="ce2">
            <text:p>86,06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21)</text:p>
          </table:table-cell>
          <table:table-cell office:value-type="percentage" office:value="0.86067708333333304" table:style-name="ce2">
            <text:p>86,06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27)</text:p>
          </table:table-cell>
          <table:table-cell office:value-type="percentage" office:value="0.86067708333333304" table:style-name="ce2">
            <text:p>86,06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16)</text:p>
          </table:table-cell>
          <table:table-cell office:value-type="percentage" office:value="0.86067708333333304" table:style-name="ce2">
            <text:p>86,06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18)</text:p>
          </table:table-cell>
          <table:table-cell office:value-type="percentage" office:value="0.86067708333333304" table:style-name="ce2">
            <text:p>86,06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30)</text:p>
          </table:table-cell>
          <table:table-cell office:value-type="percentage" office:value="0.859375" table:style-name="ce2">
            <text:p>85,93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25)</text:p>
          </table:table-cell>
          <table:table-cell office:value-type="percentage" office:value="0.859375" table:style-name="ce2">
            <text:p>85,93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32)</text:p>
          </table:table-cell>
          <table:table-cell office:value-type="percentage" office:value="0.859375" table:style-name="ce2">
            <text:p>85,93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11)</text:p>
          </table:table-cell>
          <table:table-cell office:value-type="percentage" office:value="0.859375" table:style-name="ce2">
            <text:p>85,93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20)</text:p>
          </table:table-cell>
          <table:table-cell office:value-type="percentage" office:value="0.859375" table:style-name="ce2">
            <text:p>85,93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15)</text:p>
          </table:table-cell>
          <table:table-cell office:value-type="percentage" office:value="0.859375" table:style-name="ce2">
            <text:p>85,93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22)</text:p>
          </table:table-cell>
          <table:table-cell office:value-type="percentage" office:value="0.859375" table:style-name="ce2">
            <text:p>85,93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25)</text:p>
          </table:table-cell>
          <table:table-cell office:value-type="percentage" office:value="0.85807291666666596" table:style-name="ce2">
            <text:p>85,807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28)</text:p>
          </table:table-cell>
          <table:table-cell office:value-type="percentage" office:value="0.85807291666666596" table:style-name="ce2">
            <text:p>85,807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24)</text:p>
          </table:table-cell>
          <table:table-cell office:value-type="percentage" office:value="0.85807291666666596" table:style-name="ce2">
            <text:p>85,807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31)</text:p>
          </table:table-cell>
          <table:table-cell office:value-type="percentage" office:value="0.85807291666666596" table:style-name="ce2">
            <text:p>85,807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8)</text:p>
          </table:table-cell>
          <table:table-cell office:value-type="percentage" office:value="0.85807291666666596" table:style-name="ce2">
            <text:p>85,807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17)</text:p>
          </table:table-cell>
          <table:table-cell office:value-type="percentage" office:value="0.85807291666666596" table:style-name="ce2">
            <text:p>85,807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)</text:p>
          </table:table-cell>
          <table:table-cell office:value-type="percentage" office:value="0.85807291666666596" table:style-name="ce2">
            <text:p>85,807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28)</text:p>
          </table:table-cell>
          <table:table-cell office:value-type="percentage" office:value="0.85677083333333304" table:style-name="ce2">
            <text:p>85,677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17)</text:p>
          </table:table-cell>
          <table:table-cell office:value-type="percentage" office:value="0.85677083333333304" table:style-name="ce2">
            <text:p>85,677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26)</text:p>
          </table:table-cell>
          <table:table-cell office:value-type="percentage" office:value="0.85677083333333304" table:style-name="ce2">
            <text:p>85,677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16)</text:p>
          </table:table-cell>
          <table:table-cell office:value-type="percentage" office:value="0.85677083333333304" table:style-name="ce2">
            <text:p>85,677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28)</text:p>
          </table:table-cell>
          <table:table-cell office:value-type="percentage" office:value="0.85677083333333304" table:style-name="ce2">
            <text:p>85,677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19)</text:p>
          </table:table-cell>
          <table:table-cell office:value-type="percentage" office:value="0.85677083333333304" table:style-name="ce2">
            <text:p>85,677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23)</text:p>
          </table:table-cell>
          <table:table-cell office:value-type="percentage" office:value="0.85546875" table:style-name="ce2">
            <text:p>85,546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12)</text:p>
          </table:table-cell>
          <table:table-cell office:value-type="percentage" office:value="0.85546875" table:style-name="ce2">
            <text:p>85,546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13)</text:p>
          </table:table-cell>
          <table:table-cell office:value-type="percentage" office:value="0.85546875" table:style-name="ce2">
            <text:p>85,546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15)</text:p>
          </table:table-cell>
          <table:table-cell office:value-type="percentage" office:value="0.85546875" table:style-name="ce2">
            <text:p>85,546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16)</text:p>
          </table:table-cell>
          <table:table-cell office:value-type="percentage" office:value="0.85546875" table:style-name="ce2">
            <text:p>85,546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20)</text:p>
          </table:table-cell>
          <table:table-cell office:value-type="percentage" office:value="0.85546875" table:style-name="ce2">
            <text:p>85,546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13)</text:p>
          </table:table-cell>
          <table:table-cell office:value-type="percentage" office:value="0.85546875" table:style-name="ce2">
            <text:p>85,546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22)</text:p>
          </table:table-cell>
          <table:table-cell office:value-type="percentage" office:value="0.85416666666666596" table:style-name="ce2">
            <text:p>85,416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32)</text:p>
          </table:table-cell>
          <table:table-cell office:value-type="percentage" office:value="0.85416666666666596" table:style-name="ce2">
            <text:p>85,416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9)</text:p>
          </table:table-cell>
          <table:table-cell office:value-type="percentage" office:value="0.85416666666666596" table:style-name="ce2">
            <text:p>85,416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8)</text:p>
          </table:table-cell>
          <table:table-cell office:value-type="percentage" office:value="0.85416666666666596" table:style-name="ce2">
            <text:p>85,416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25)</text:p>
          </table:table-cell>
          <table:table-cell office:value-type="percentage" office:value="0.85416666666666596" table:style-name="ce2">
            <text:p>85,416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25)</text:p>
          </table:table-cell>
          <table:table-cell office:value-type="percentage" office:value="0.85416666666666596" table:style-name="ce2">
            <text:p>85,416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14)</text:p>
          </table:table-cell>
          <table:table-cell office:value-type="percentage" office:value="0.85416666666666596" table:style-name="ce2">
            <text:p>85,416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15)</text:p>
          </table:table-cell>
          <table:table-cell office:value-type="percentage" office:value="0.85286458333333304" table:style-name="ce2">
            <text:p>85,286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24)</text:p>
          </table:table-cell>
          <table:table-cell office:value-type="percentage" office:value="0.85286458333333304" table:style-name="ce2">
            <text:p>85,286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15)</text:p>
          </table:table-cell>
          <table:table-cell office:value-type="percentage" office:value="0.85286458333333304" table:style-name="ce2">
            <text:p>85,286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26)</text:p>
          </table:table-cell>
          <table:table-cell office:value-type="percentage" office:value="0.85286458333333304" table:style-name="ce2">
            <text:p>85,286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31)</text:p>
          </table:table-cell>
          <table:table-cell office:value-type="percentage" office:value="0.8515625" table:style-name="ce2">
            <text:p>85,15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30)</text:p>
          </table:table-cell>
          <table:table-cell office:value-type="percentage" office:value="0.8515625" table:style-name="ce2">
            <text:p>85,15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22)</text:p>
          </table:table-cell>
          <table:table-cell office:value-type="percentage" office:value="0.8515625" table:style-name="ce2">
            <text:p>85,15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15)</text:p>
          </table:table-cell>
          <table:table-cell office:value-type="percentage" office:value="0.8515625" table:style-name="ce2">
            <text:p>85,15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14)</text:p>
          </table:table-cell>
          <table:table-cell office:value-type="percentage" office:value="0.8515625" table:style-name="ce2">
            <text:p>85,15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22)</text:p>
          </table:table-cell>
          <table:table-cell office:value-type="percentage" office:value="0.8515625" table:style-name="ce2">
            <text:p>85,15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26)</text:p>
          </table:table-cell>
          <table:table-cell office:value-type="percentage" office:value="0.8515625" table:style-name="ce2">
            <text:p>85,15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11)</text:p>
          </table:table-cell>
          <table:table-cell office:value-type="percentage" office:value="0.8515625" table:style-name="ce2">
            <text:p>85,15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5)</text:p>
          </table:table-cell>
          <table:table-cell office:value-type="percentage" office:value="0.8515625" table:style-name="ce2">
            <text:p>85,15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14)</text:p>
          </table:table-cell>
          <table:table-cell office:value-type="percentage" office:value="0.8515625" table:style-name="ce2">
            <text:p>85,15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28)</text:p>
          </table:table-cell>
          <table:table-cell office:value-type="percentage" office:value="0.85026041666666596" table:style-name="ce2">
            <text:p>85,02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19)</text:p>
          </table:table-cell>
          <table:table-cell office:value-type="percentage" office:value="0.85026041666666596" table:style-name="ce2">
            <text:p>85,02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12)</text:p>
          </table:table-cell>
          <table:table-cell office:value-type="percentage" office:value="0.85026041666666596" table:style-name="ce2">
            <text:p>85,02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)</text:p>
          </table:table-cell>
          <table:table-cell office:value-type="percentage" office:value="0.85026041666666596" table:style-name="ce2">
            <text:p>85,02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)</text:p>
          </table:table-cell>
          <table:table-cell office:value-type="percentage" office:value="0.85026041666666596" table:style-name="ce2">
            <text:p>85,02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23)</text:p>
          </table:table-cell>
          <table:table-cell office:value-type="percentage" office:value="0.84895833333333304" table:style-name="ce2">
            <text:p>84,895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16)</text:p>
          </table:table-cell>
          <table:table-cell office:value-type="percentage" office:value="0.84895833333333304" table:style-name="ce2">
            <text:p>84,895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26)</text:p>
          </table:table-cell>
          <table:table-cell office:value-type="percentage" office:value="0.84895833333333304" table:style-name="ce2">
            <text:p>84,895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12)</text:p>
          </table:table-cell>
          <table:table-cell office:value-type="percentage" office:value="0.84895833333333304" table:style-name="ce2">
            <text:p>84,895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14)</text:p>
          </table:table-cell>
          <table:table-cell office:value-type="percentage" office:value="0.84895833333333304" table:style-name="ce2">
            <text:p>84,895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30)</text:p>
          </table:table-cell>
          <table:table-cell office:value-type="percentage" office:value="0.84895833333333304" table:style-name="ce2">
            <text:p>84,895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18)</text:p>
          </table:table-cell>
          <table:table-cell office:value-type="percentage" office:value="0.84895833333333304" table:style-name="ce2">
            <text:p>84,895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27)</text:p>
          </table:table-cell>
          <table:table-cell office:value-type="percentage" office:value="0.84895833333333304" table:style-name="ce2">
            <text:p>84,895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29)</text:p>
          </table:table-cell>
          <table:table-cell office:value-type="percentage" office:value="0.84895833333333304" table:style-name="ce2">
            <text:p>84,895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15)</text:p>
          </table:table-cell>
          <table:table-cell office:value-type="percentage" office:value="0.84895833333333304" table:style-name="ce2">
            <text:p>84,895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26)</text:p>
          </table:table-cell>
          <table:table-cell office:value-type="percentage" office:value="0.84765625" table:style-name="ce2">
            <text:p>84,76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29)</text:p>
          </table:table-cell>
          <table:table-cell office:value-type="percentage" office:value="0.84765625" table:style-name="ce2">
            <text:p>84,76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31)</text:p>
          </table:table-cell>
          <table:table-cell office:value-type="percentage" office:value="0.84765625" table:style-name="ce2">
            <text:p>84,76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25)</text:p>
          </table:table-cell>
          <table:table-cell office:value-type="percentage" office:value="0.84765625" table:style-name="ce2">
            <text:p>84,76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8)</text:p>
          </table:table-cell>
          <table:table-cell office:value-type="percentage" office:value="0.84765625" table:style-name="ce2">
            <text:p>84,76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14)</text:p>
          </table:table-cell>
          <table:table-cell office:value-type="percentage" office:value="0.84765625" table:style-name="ce2">
            <text:p>84,76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16)</text:p>
          </table:table-cell>
          <table:table-cell office:value-type="percentage" office:value="0.84635416666666596" table:style-name="ce2">
            <text:p>84,63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19)</text:p>
          </table:table-cell>
          <table:table-cell office:value-type="percentage" office:value="0.84635416666666596" table:style-name="ce2">
            <text:p>84,63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22)</text:p>
          </table:table-cell>
          <table:table-cell office:value-type="percentage" office:value="0.84635416666666596" table:style-name="ce2">
            <text:p>84,63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22)</text:p>
          </table:table-cell>
          <table:table-cell office:value-type="percentage" office:value="0.84635416666666596" table:style-name="ce2">
            <text:p>84,63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10)</text:p>
          </table:table-cell>
          <table:table-cell office:value-type="percentage" office:value="0.84635416666666596" table:style-name="ce2">
            <text:p>84,63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11)</text:p>
          </table:table-cell>
          <table:table-cell office:value-type="percentage" office:value="0.84635416666666596" table:style-name="ce2">
            <text:p>84,63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)</text:p>
          </table:table-cell>
          <table:table-cell office:value-type="percentage" office:value="0.84635416666666596" table:style-name="ce2">
            <text:p>84,63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24)</text:p>
          </table:table-cell>
          <table:table-cell office:value-type="percentage" office:value="0.84505208333333304" table:style-name="ce2">
            <text:p>84,50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23)</text:p>
          </table:table-cell>
          <table:table-cell office:value-type="percentage" office:value="0.84505208333333304" table:style-name="ce2">
            <text:p>84,50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24)</text:p>
          </table:table-cell>
          <table:table-cell office:value-type="percentage" office:value="0.84505208333333304" table:style-name="ce2">
            <text:p>84,50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31)</text:p>
          </table:table-cell>
          <table:table-cell office:value-type="percentage" office:value="0.84505208333333304" table:style-name="ce2">
            <text:p>84,50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20)</text:p>
          </table:table-cell>
          <table:table-cell office:value-type="percentage" office:value="0.84505208333333304" table:style-name="ce2">
            <text:p>84,50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18)</text:p>
          </table:table-cell>
          <table:table-cell office:value-type="percentage" office:value="0.84505208333333304" table:style-name="ce2">
            <text:p>84,50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23)</text:p>
          </table:table-cell>
          <table:table-cell office:value-type="percentage" office:value="0.84505208333333304" table:style-name="ce2">
            <text:p>84,50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20)</text:p>
          </table:table-cell>
          <table:table-cell office:value-type="percentage" office:value="0.84505208333333304" table:style-name="ce2">
            <text:p>84,50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23)</text:p>
          </table:table-cell>
          <table:table-cell office:value-type="percentage" office:value="0.84505208333333304" table:style-name="ce2">
            <text:p>84,50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13)</text:p>
          </table:table-cell>
          <table:table-cell office:value-type="percentage" office:value="0.84505208333333304" table:style-name="ce2">
            <text:p>84,50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9)</text:p>
          </table:table-cell>
          <table:table-cell office:value-type="percentage" office:value="0.84505208333333304" table:style-name="ce2">
            <text:p>84,50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12)</text:p>
          </table:table-cell>
          <table:table-cell office:value-type="percentage" office:value="0.84505208333333304" table:style-name="ce2">
            <text:p>84,50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11)</text:p>
          </table:table-cell>
          <table:table-cell office:value-type="percentage" office:value="0.84505208333333304" table:style-name="ce2">
            <text:p>84,50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30)</text:p>
          </table:table-cell>
          <table:table-cell office:value-type="percentage" office:value="0.84375" table:style-name="ce2">
            <text:p>84,37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28)</text:p>
          </table:table-cell>
          <table:table-cell office:value-type="percentage" office:value="0.84375" table:style-name="ce2">
            <text:p>84,37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26)</text:p>
          </table:table-cell>
          <table:table-cell office:value-type="percentage" office:value="0.84375" table:style-name="ce2">
            <text:p>84,37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28)</text:p>
          </table:table-cell>
          <table:table-cell office:value-type="percentage" office:value="0.84375" table:style-name="ce2">
            <text:p>84,37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)</text:p>
          </table:table-cell>
          <table:table-cell office:value-type="percentage" office:value="0.84375" table:style-name="ce2">
            <text:p>84,37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22)</text:p>
          </table:table-cell>
          <table:table-cell office:value-type="percentage" office:value="0.84244791666666596" table:style-name="ce2">
            <text:p>84,24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32)</text:p>
          </table:table-cell>
          <table:table-cell office:value-type="percentage" office:value="0.84244791666666596" table:style-name="ce2">
            <text:p>84,24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15)</text:p>
          </table:table-cell>
          <table:table-cell office:value-type="percentage" office:value="0.84244791666666596" table:style-name="ce2">
            <text:p>84,24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10)</text:p>
          </table:table-cell>
          <table:table-cell office:value-type="percentage" office:value="0.84244791666666596" table:style-name="ce2">
            <text:p>84,24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20)</text:p>
          </table:table-cell>
          <table:table-cell office:value-type="percentage" office:value="0.84244791666666596" table:style-name="ce2">
            <text:p>84,24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25)</text:p>
          </table:table-cell>
          <table:table-cell office:value-type="percentage" office:value="0.84244791666666596" table:style-name="ce2">
            <text:p>84,24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26)</text:p>
          </table:table-cell>
          <table:table-cell office:value-type="percentage" office:value="0.84244791666666596" table:style-name="ce2">
            <text:p>84,24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24)</text:p>
          </table:table-cell>
          <table:table-cell office:value-type="percentage" office:value="0.84114583333333304" table:style-name="ce2">
            <text:p>84,11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16)</text:p>
          </table:table-cell>
          <table:table-cell office:value-type="percentage" office:value="0.84114583333333304" table:style-name="ce2">
            <text:p>84,11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13)</text:p>
          </table:table-cell>
          <table:table-cell office:value-type="percentage" office:value="0.84114583333333304" table:style-name="ce2">
            <text:p>84,11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17)</text:p>
          </table:table-cell>
          <table:table-cell office:value-type="percentage" office:value="0.84114583333333304" table:style-name="ce2">
            <text:p>84,11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16)</text:p>
          </table:table-cell>
          <table:table-cell office:value-type="percentage" office:value="0.84114583333333304" table:style-name="ce2">
            <text:p>84,11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20)</text:p>
          </table:table-cell>
          <table:table-cell office:value-type="percentage" office:value="0.84114583333333304" table:style-name="ce2">
            <text:p>84,11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29)</text:p>
          </table:table-cell>
          <table:table-cell office:value-type="percentage" office:value="0.84114583333333304" table:style-name="ce2">
            <text:p>84,11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14)</text:p>
          </table:table-cell>
          <table:table-cell office:value-type="percentage" office:value="0.83984375" table:style-name="ce2">
            <text:p>83,98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29)</text:p>
          </table:table-cell>
          <table:table-cell office:value-type="percentage" office:value="0.83984375" table:style-name="ce2">
            <text:p>83,98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12)</text:p>
          </table:table-cell>
          <table:table-cell office:value-type="percentage" office:value="0.83984375" table:style-name="ce2">
            <text:p>83,98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14)</text:p>
          </table:table-cell>
          <table:table-cell office:value-type="percentage" office:value="0.83984375" table:style-name="ce2">
            <text:p>83,98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9)</text:p>
          </table:table-cell>
          <table:table-cell office:value-type="percentage" office:value="0.83984375" table:style-name="ce2">
            <text:p>83,98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17)</text:p>
          </table:table-cell>
          <table:table-cell office:value-type="percentage" office:value="0.83854166666666596" table:style-name="ce2">
            <text:p>83,85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9)</text:p>
          </table:table-cell>
          <table:table-cell office:value-type="percentage" office:value="0.83854166666666596" table:style-name="ce2">
            <text:p>83,85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27)</text:p>
          </table:table-cell>
          <table:table-cell office:value-type="percentage" office:value="0.83854166666666596" table:style-name="ce2">
            <text:p>83,85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29)</text:p>
          </table:table-cell>
          <table:table-cell office:value-type="percentage" office:value="0.83854166666666596" table:style-name="ce2">
            <text:p>83,85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6)</text:p>
          </table:table-cell>
          <table:table-cell office:value-type="percentage" office:value="0.83854166666666596" table:style-name="ce2">
            <text:p>83,85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13)</text:p>
          </table:table-cell>
          <table:table-cell office:value-type="percentage" office:value="0.83854166666666596" table:style-name="ce2">
            <text:p>83,85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17)</text:p>
          </table:table-cell>
          <table:table-cell office:value-type="percentage" office:value="0.83723958333333304" table:style-name="ce2">
            <text:p>83,723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25)</text:p>
          </table:table-cell>
          <table:table-cell office:value-type="percentage" office:value="0.83723958333333304" table:style-name="ce2">
            <text:p>83,723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11)</text:p>
          </table:table-cell>
          <table:table-cell office:value-type="percentage" office:value="0.83723958333333304" table:style-name="ce2">
            <text:p>83,723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13)</text:p>
          </table:table-cell>
          <table:table-cell office:value-type="percentage" office:value="0.83723958333333304" table:style-name="ce2">
            <text:p>83,723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11)</text:p>
          </table:table-cell>
          <table:table-cell office:value-type="percentage" office:value="0.83723958333333304" table:style-name="ce2">
            <text:p>83,723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18)</text:p>
          </table:table-cell>
          <table:table-cell office:value-type="percentage" office:value="0.83723958333333304" table:style-name="ce2">
            <text:p>83,723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3)</text:p>
          </table:table-cell>
          <table:table-cell office:value-type="percentage" office:value="0.83723958333333304" table:style-name="ce2">
            <text:p>83,723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23)</text:p>
          </table:table-cell>
          <table:table-cell office:value-type="percentage" office:value="0.83723958333333304" table:style-name="ce2">
            <text:p>83,723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31)</text:p>
          </table:table-cell>
          <table:table-cell office:value-type="percentage" office:value="0.8359375" table:style-name="ce2">
            <text:p>83,59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22)</text:p>
          </table:table-cell>
          <table:table-cell office:value-type="percentage" office:value="0.8359375" table:style-name="ce2">
            <text:p>83,59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29)</text:p>
          </table:table-cell>
          <table:table-cell office:value-type="percentage" office:value="0.8359375" table:style-name="ce2">
            <text:p>83,59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14)</text:p>
          </table:table-cell>
          <table:table-cell office:value-type="percentage" office:value="0.8359375" table:style-name="ce2">
            <text:p>83,59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16)</text:p>
          </table:table-cell>
          <table:table-cell office:value-type="percentage" office:value="0.8359375" table:style-name="ce2">
            <text:p>83,59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11)</text:p>
          </table:table-cell>
          <table:table-cell office:value-type="percentage" office:value="0.8359375" table:style-name="ce2">
            <text:p>83,59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10)</text:p>
          </table:table-cell>
          <table:table-cell office:value-type="percentage" office:value="0.8359375" table:style-name="ce2">
            <text:p>83,59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32)</text:p>
          </table:table-cell>
          <table:table-cell office:value-type="percentage" office:value="0.83463541666666596" table:style-name="ce2">
            <text:p>83,46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32)</text:p>
          </table:table-cell>
          <table:table-cell office:value-type="percentage" office:value="0.83463541666666596" table:style-name="ce2">
            <text:p>83,46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27)</text:p>
          </table:table-cell>
          <table:table-cell office:value-type="percentage" office:value="0.83463541666666596" table:style-name="ce2">
            <text:p>83,46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14)</text:p>
          </table:table-cell>
          <table:table-cell office:value-type="percentage" office:value="0.83463541666666596" table:style-name="ce2">
            <text:p>83,46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10)</text:p>
          </table:table-cell>
          <table:table-cell office:value-type="percentage" office:value="0.83463541666666596" table:style-name="ce2">
            <text:p>83,46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25)</text:p>
          </table:table-cell>
          <table:table-cell office:value-type="percentage" office:value="0.83463541666666596" table:style-name="ce2">
            <text:p>83,46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8)</text:p>
          </table:table-cell>
          <table:table-cell office:value-type="percentage" office:value="0.83463541666666596" table:style-name="ce2">
            <text:p>83,46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10)</text:p>
          </table:table-cell>
          <table:table-cell office:value-type="percentage" office:value="0.83463541666666596" table:style-name="ce2">
            <text:p>83,46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10)</text:p>
          </table:table-cell>
          <table:table-cell office:value-type="percentage" office:value="0.83463541666666596" table:style-name="ce2">
            <text:p>83,46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15)</text:p>
          </table:table-cell>
          <table:table-cell office:value-type="percentage" office:value="0.83463541666666596" table:style-name="ce2">
            <text:p>83,46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21)</text:p>
          </table:table-cell>
          <table:table-cell office:value-type="percentage" office:value="0.83333333333333304" table:style-name="ce2">
            <text:p>83,333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23)</text:p>
          </table:table-cell>
          <table:table-cell office:value-type="percentage" office:value="0.83333333333333304" table:style-name="ce2">
            <text:p>83,333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16)</text:p>
          </table:table-cell>
          <table:table-cell office:value-type="percentage" office:value="0.83333333333333304" table:style-name="ce2">
            <text:p>83,333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22)</text:p>
          </table:table-cell>
          <table:table-cell office:value-type="percentage" office:value="0.83333333333333304" table:style-name="ce2">
            <text:p>83,333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12)</text:p>
          </table:table-cell>
          <table:table-cell office:value-type="percentage" office:value="0.83333333333333304" table:style-name="ce2">
            <text:p>83,333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13)</text:p>
          </table:table-cell>
          <table:table-cell office:value-type="percentage" office:value="0.83203125" table:style-name="ce2">
            <text:p>83,20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21)</text:p>
          </table:table-cell>
          <table:table-cell office:value-type="percentage" office:value="0.83203125" table:style-name="ce2">
            <text:p>83,20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25)</text:p>
          </table:table-cell>
          <table:table-cell office:value-type="percentage" office:value="0.83203125" table:style-name="ce2">
            <text:p>83,20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10)</text:p>
          </table:table-cell>
          <table:table-cell office:value-type="percentage" office:value="0.83203125" table:style-name="ce2">
            <text:p>83,20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30)</text:p>
          </table:table-cell>
          <table:table-cell office:value-type="percentage" office:value="0.83203125" table:style-name="ce2">
            <text:p>83,20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7)</text:p>
          </table:table-cell>
          <table:table-cell office:value-type="percentage" office:value="0.83203125" table:style-name="ce2">
            <text:p>83,20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7)</text:p>
          </table:table-cell>
          <table:table-cell office:value-type="percentage" office:value="0.83203125" table:style-name="ce2">
            <text:p>83,20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20)</text:p>
          </table:table-cell>
          <table:table-cell office:value-type="percentage" office:value="0.83203125" table:style-name="ce2">
            <text:p>83,20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16)</text:p>
          </table:table-cell>
          <table:table-cell office:value-type="percentage" office:value="0.83072916666666596" table:style-name="ce2">
            <text:p>83,07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12)</text:p>
          </table:table-cell>
          <table:table-cell office:value-type="percentage" office:value="0.83072916666666596" table:style-name="ce2">
            <text:p>83,07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21)</text:p>
          </table:table-cell>
          <table:table-cell office:value-type="percentage" office:value="0.83072916666666596" table:style-name="ce2">
            <text:p>83,07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5)</text:p>
          </table:table-cell>
          <table:table-cell office:value-type="percentage" office:value="0.83072916666666596" table:style-name="ce2">
            <text:p>83,07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19)</text:p>
          </table:table-cell>
          <table:table-cell office:value-type="percentage" office:value="0.83072916666666596" table:style-name="ce2">
            <text:p>83,07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22)</text:p>
          </table:table-cell>
          <table:table-cell office:value-type="percentage" office:value="0.83072916666666596" table:style-name="ce2">
            <text:p>83,07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3)</text:p>
          </table:table-cell>
          <table:table-cell office:value-type="percentage" office:value="0.83072916666666596" table:style-name="ce2">
            <text:p>83,07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20)</text:p>
          </table:table-cell>
          <table:table-cell office:value-type="percentage" office:value="0.83072916666666596" table:style-name="ce2">
            <text:p>83,07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13)</text:p>
          </table:table-cell>
          <table:table-cell office:value-type="percentage" office:value="0.83072916666666596" table:style-name="ce2">
            <text:p>83,07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13)</text:p>
          </table:table-cell>
          <table:table-cell office:value-type="percentage" office:value="0.83072916666666596" table:style-name="ce2">
            <text:p>83,07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5)</text:p>
          </table:table-cell>
          <table:table-cell office:value-type="percentage" office:value="0.83072916666666596" table:style-name="ce2">
            <text:p>83,07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11)</text:p>
          </table:table-cell>
          <table:table-cell office:value-type="percentage" office:value="0.82942708333333304" table:style-name="ce2">
            <text:p>82,94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17)</text:p>
          </table:table-cell>
          <table:table-cell office:value-type="percentage" office:value="0.82942708333333304" table:style-name="ce2">
            <text:p>82,94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27)</text:p>
          </table:table-cell>
          <table:table-cell office:value-type="percentage" office:value="0.82942708333333304" table:style-name="ce2">
            <text:p>82,94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15)</text:p>
          </table:table-cell>
          <table:table-cell office:value-type="percentage" office:value="0.82942708333333304" table:style-name="ce2">
            <text:p>82,94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20)</text:p>
          </table:table-cell>
          <table:table-cell office:value-type="percentage" office:value="0.82942708333333304" table:style-name="ce2">
            <text:p>82,94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8)</text:p>
          </table:table-cell>
          <table:table-cell office:value-type="percentage" office:value="0.82942708333333304" table:style-name="ce2">
            <text:p>82,94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14)</text:p>
          </table:table-cell>
          <table:table-cell office:value-type="percentage" office:value="0.82942708333333304" table:style-name="ce2">
            <text:p>82,94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21)</text:p>
          </table:table-cell>
          <table:table-cell office:value-type="percentage" office:value="0.82942708333333304" table:style-name="ce2">
            <text:p>82,94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10)</text:p>
          </table:table-cell>
          <table:table-cell office:value-type="percentage" office:value="0.82942708333333304" table:style-name="ce2">
            <text:p>82,94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8)</text:p>
          </table:table-cell>
          <table:table-cell office:value-type="percentage" office:value="0.82942708333333304" table:style-name="ce2">
            <text:p>82,94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)</text:p>
          </table:table-cell>
          <table:table-cell office:value-type="percentage" office:value="0.82942708333333304" table:style-name="ce2">
            <text:p>82,94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16)</text:p>
          </table:table-cell>
          <table:table-cell office:value-type="percentage" office:value="0.828125" table:style-name="ce2">
            <text:p>82,81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18)</text:p>
          </table:table-cell>
          <table:table-cell office:value-type="percentage" office:value="0.828125" table:style-name="ce2">
            <text:p>82,81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13)</text:p>
          </table:table-cell>
          <table:table-cell office:value-type="percentage" office:value="0.828125" table:style-name="ce2">
            <text:p>82,81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10)</text:p>
          </table:table-cell>
          <table:table-cell office:value-type="percentage" office:value="0.828125" table:style-name="ce2">
            <text:p>82,81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18)</text:p>
          </table:table-cell>
          <table:table-cell office:value-type="percentage" office:value="0.828125" table:style-name="ce2">
            <text:p>82,81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31)</text:p>
          </table:table-cell>
          <table:table-cell office:value-type="percentage" office:value="0.828125" table:style-name="ce2">
            <text:p>82,81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4)</text:p>
          </table:table-cell>
          <table:table-cell office:value-type="percentage" office:value="0.828125" table:style-name="ce2">
            <text:p>82,81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19)</text:p>
          </table:table-cell>
          <table:table-cell office:value-type="percentage" office:value="0.828125" table:style-name="ce2">
            <text:p>82,81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28)</text:p>
          </table:table-cell>
          <table:table-cell office:value-type="percentage" office:value="0.82682291666666596" table:style-name="ce2">
            <text:p>82,682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23)</text:p>
          </table:table-cell>
          <table:table-cell office:value-type="percentage" office:value="0.82682291666666596" table:style-name="ce2">
            <text:p>82,682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20)</text:p>
          </table:table-cell>
          <table:table-cell office:value-type="percentage" office:value="0.82682291666666596" table:style-name="ce2">
            <text:p>82,682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27)</text:p>
          </table:table-cell>
          <table:table-cell office:value-type="percentage" office:value="0.82682291666666596" table:style-name="ce2">
            <text:p>82,682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11)</text:p>
          </table:table-cell>
          <table:table-cell office:value-type="percentage" office:value="0.82552083333333304" table:style-name="ce2">
            <text:p>82,552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14)</text:p>
          </table:table-cell>
          <table:table-cell office:value-type="percentage" office:value="0.82552083333333304" table:style-name="ce2">
            <text:p>82,552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19)</text:p>
          </table:table-cell>
          <table:table-cell office:value-type="percentage" office:value="0.82552083333333304" table:style-name="ce2">
            <text:p>82,552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10)</text:p>
          </table:table-cell>
          <table:table-cell office:value-type="percentage" office:value="0.82552083333333304" table:style-name="ce2">
            <text:p>82,552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9)</text:p>
          </table:table-cell>
          <table:table-cell office:value-type="percentage" office:value="0.82552083333333304" table:style-name="ce2">
            <text:p>82,552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6)</text:p>
          </table:table-cell>
          <table:table-cell office:value-type="percentage" office:value="0.82552083333333304" table:style-name="ce2">
            <text:p>82,552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)</text:p>
          </table:table-cell>
          <table:table-cell office:value-type="percentage" office:value="0.82552083333333304" table:style-name="ce2">
            <text:p>82,552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19)</text:p>
          </table:table-cell>
          <table:table-cell office:value-type="percentage" office:value="0.82421875" table:style-name="ce2">
            <text:p>82,42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29)</text:p>
          </table:table-cell>
          <table:table-cell office:value-type="percentage" office:value="0.82421875" table:style-name="ce2">
            <text:p>82,42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13)</text:p>
          </table:table-cell>
          <table:table-cell office:value-type="percentage" office:value="0.82421875" table:style-name="ce2">
            <text:p>82,42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7)</text:p>
          </table:table-cell>
          <table:table-cell office:value-type="percentage" office:value="0.82421875" table:style-name="ce2">
            <text:p>82,42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11)</text:p>
          </table:table-cell>
          <table:table-cell office:value-type="percentage" office:value="0.82421875" table:style-name="ce2">
            <text:p>82,42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12)</text:p>
          </table:table-cell>
          <table:table-cell office:value-type="percentage" office:value="0.82421875" table:style-name="ce2">
            <text:p>82,42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29)</text:p>
          </table:table-cell>
          <table:table-cell office:value-type="percentage" office:value="0.82291666666666596" table:style-name="ce2">
            <text:p>82,29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26)</text:p>
          </table:table-cell>
          <table:table-cell office:value-type="percentage" office:value="0.82291666666666596" table:style-name="ce2">
            <text:p>82,29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15)</text:p>
          </table:table-cell>
          <table:table-cell office:value-type="percentage" office:value="0.82291666666666596" table:style-name="ce2">
            <text:p>82,29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21)</text:p>
          </table:table-cell>
          <table:table-cell office:value-type="percentage" office:value="0.82291666666666596" table:style-name="ce2">
            <text:p>82,29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22)</text:p>
          </table:table-cell>
          <table:table-cell office:value-type="percentage" office:value="0.82291666666666596" table:style-name="ce2">
            <text:p>82,29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32)</text:p>
          </table:table-cell>
          <table:table-cell office:value-type="percentage" office:value="0.82291666666666596" table:style-name="ce2">
            <text:p>82,29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20)</text:p>
          </table:table-cell>
          <table:table-cell office:value-type="percentage" office:value="0.82291666666666596" table:style-name="ce2">
            <text:p>82,29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18)</text:p>
          </table:table-cell>
          <table:table-cell office:value-type="percentage" office:value="0.82291666666666596" table:style-name="ce2">
            <text:p>82,29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9)</text:p>
          </table:table-cell>
          <table:table-cell office:value-type="percentage" office:value="0.82291666666666596" table:style-name="ce2">
            <text:p>82,29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17)</text:p>
          </table:table-cell>
          <table:table-cell office:value-type="percentage" office:value="0.82291666666666596" table:style-name="ce2">
            <text:p>82,29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19)</text:p>
          </table:table-cell>
          <table:table-cell office:value-type="percentage" office:value="0.82291666666666596" table:style-name="ce2">
            <text:p>82,29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3)</text:p>
          </table:table-cell>
          <table:table-cell office:value-type="percentage" office:value="0.82291666666666596" table:style-name="ce2">
            <text:p>82,29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13)</text:p>
          </table:table-cell>
          <table:table-cell office:value-type="percentage" office:value="0.82161458333333304" table:style-name="ce2">
            <text:p>82,16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24)</text:p>
          </table:table-cell>
          <table:table-cell office:value-type="percentage" office:value="0.82161458333333304" table:style-name="ce2">
            <text:p>82,16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26)</text:p>
          </table:table-cell>
          <table:table-cell office:value-type="percentage" office:value="0.82161458333333304" table:style-name="ce2">
            <text:p>82,16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25)</text:p>
          </table:table-cell>
          <table:table-cell office:value-type="percentage" office:value="0.82161458333333304" table:style-name="ce2">
            <text:p>82,16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7)</text:p>
          </table:table-cell>
          <table:table-cell office:value-type="percentage" office:value="0.82161458333333304" table:style-name="ce2">
            <text:p>82,16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15)</text:p>
          </table:table-cell>
          <table:table-cell office:value-type="percentage" office:value="0.82161458333333304" table:style-name="ce2">
            <text:p>82,16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7)</text:p>
          </table:table-cell>
          <table:table-cell office:value-type="percentage" office:value="0.82161458333333304" table:style-name="ce2">
            <text:p>82,16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)</text:p>
          </table:table-cell>
          <table:table-cell office:value-type="percentage" office:value="0.82161458333333304" table:style-name="ce2">
            <text:p>82,16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22)</text:p>
          </table:table-cell>
          <table:table-cell office:value-type="percentage" office:value="0.8203125" table:style-name="ce2">
            <text:p>82,03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29)</text:p>
          </table:table-cell>
          <table:table-cell office:value-type="percentage" office:value="0.8203125" table:style-name="ce2">
            <text:p>82,03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30)</text:p>
          </table:table-cell>
          <table:table-cell office:value-type="percentage" office:value="0.8203125" table:style-name="ce2">
            <text:p>82,03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20)</text:p>
          </table:table-cell>
          <table:table-cell office:value-type="percentage" office:value="0.8203125" table:style-name="ce2">
            <text:p>82,03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22)</text:p>
          </table:table-cell>
          <table:table-cell office:value-type="percentage" office:value="0.8203125" table:style-name="ce2">
            <text:p>82,03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9)</text:p>
          </table:table-cell>
          <table:table-cell office:value-type="percentage" office:value="0.8203125" table:style-name="ce2">
            <text:p>82,03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28)</text:p>
          </table:table-cell>
          <table:table-cell office:value-type="percentage" office:value="0.8203125" table:style-name="ce2">
            <text:p>82,03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21)</text:p>
          </table:table-cell>
          <table:table-cell office:value-type="percentage" office:value="0.8203125" table:style-name="ce2">
            <text:p>82,03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15)</text:p>
          </table:table-cell>
          <table:table-cell office:value-type="percentage" office:value="0.8203125" table:style-name="ce2">
            <text:p>82,03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18)</text:p>
          </table:table-cell>
          <table:table-cell office:value-type="percentage" office:value="0.81901041666666596" table:style-name="ce2">
            <text:p>81,901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4)</text:p>
          </table:table-cell>
          <table:table-cell office:value-type="percentage" office:value="0.81901041666666596" table:style-name="ce2">
            <text:p>81,901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9)</text:p>
          </table:table-cell>
          <table:table-cell office:value-type="percentage" office:value="0.81901041666666596" table:style-name="ce2">
            <text:p>81,901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32)</text:p>
          </table:table-cell>
          <table:table-cell office:value-type="percentage" office:value="0.81770833333333304" table:style-name="ce2">
            <text:p>81,77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25)</text:p>
          </table:table-cell>
          <table:table-cell office:value-type="percentage" office:value="0.81770833333333304" table:style-name="ce2">
            <text:p>81,77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23)</text:p>
          </table:table-cell>
          <table:table-cell office:value-type="percentage" office:value="0.81770833333333304" table:style-name="ce2">
            <text:p>81,77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9)</text:p>
          </table:table-cell>
          <table:table-cell office:value-type="percentage" office:value="0.81770833333333304" table:style-name="ce2">
            <text:p>81,77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14)</text:p>
          </table:table-cell>
          <table:table-cell office:value-type="percentage" office:value="0.81770833333333304" table:style-name="ce2">
            <text:p>81,77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11)</text:p>
          </table:table-cell>
          <table:table-cell office:value-type="percentage" office:value="0.81770833333333304" table:style-name="ce2">
            <text:p>81,77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7)</text:p>
          </table:table-cell>
          <table:table-cell office:value-type="percentage" office:value="0.81770833333333304" table:style-name="ce2">
            <text:p>81,77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21)</text:p>
          </table:table-cell>
          <table:table-cell office:value-type="percentage" office:value="0.81770833333333304" table:style-name="ce2">
            <text:p>81,77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32)</text:p>
          </table:table-cell>
          <table:table-cell office:value-type="percentage" office:value="0.81770833333333304" table:style-name="ce2">
            <text:p>81,77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20)</text:p>
          </table:table-cell>
          <table:table-cell office:value-type="percentage" office:value="0.81640625" table:style-name="ce2">
            <text:p>81,64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21)</text:p>
          </table:table-cell>
          <table:table-cell office:value-type="percentage" office:value="0.81640625" table:style-name="ce2">
            <text:p>81,64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18)</text:p>
          </table:table-cell>
          <table:table-cell office:value-type="percentage" office:value="0.81640625" table:style-name="ce2">
            <text:p>81,64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7)</text:p>
          </table:table-cell>
          <table:table-cell office:value-type="percentage" office:value="0.81640625" table:style-name="ce2">
            <text:p>81,64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3)</text:p>
          </table:table-cell>
          <table:table-cell office:value-type="percentage" office:value="0.81640625" table:style-name="ce2">
            <text:p>81,64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13)</text:p>
          </table:table-cell>
          <table:table-cell office:value-type="percentage" office:value="0.81640625" table:style-name="ce2">
            <text:p>81,64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14)</text:p>
          </table:table-cell>
          <table:table-cell office:value-type="percentage" office:value="0.81640625" table:style-name="ce2">
            <text:p>81,64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12)</text:p>
          </table:table-cell>
          <table:table-cell office:value-type="percentage" office:value="0.81510416666666596" table:style-name="ce2">
            <text:p>81,51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29)</text:p>
          </table:table-cell>
          <table:table-cell office:value-type="percentage" office:value="0.81510416666666596" table:style-name="ce2">
            <text:p>81,51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30)</text:p>
          </table:table-cell>
          <table:table-cell office:value-type="percentage" office:value="0.81510416666666596" table:style-name="ce2">
            <text:p>81,51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21)</text:p>
          </table:table-cell>
          <table:table-cell office:value-type="percentage" office:value="0.81510416666666596" table:style-name="ce2">
            <text:p>81,51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24)</text:p>
          </table:table-cell>
          <table:table-cell office:value-type="percentage" office:value="0.81510416666666596" table:style-name="ce2">
            <text:p>81,51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17)</text:p>
          </table:table-cell>
          <table:table-cell office:value-type="percentage" office:value="0.81510416666666596" table:style-name="ce2">
            <text:p>81,51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7)</text:p>
          </table:table-cell>
          <table:table-cell office:value-type="percentage" office:value="0.81510416666666596" table:style-name="ce2">
            <text:p>81,51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29)</text:p>
          </table:table-cell>
          <table:table-cell office:value-type="percentage" office:value="0.81380208333333304" table:style-name="ce2">
            <text:p>81,380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15)</text:p>
          </table:table-cell>
          <table:table-cell office:value-type="percentage" office:value="0.81380208333333304" table:style-name="ce2">
            <text:p>81,380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30)</text:p>
          </table:table-cell>
          <table:table-cell office:value-type="percentage" office:value="0.81380208333333304" table:style-name="ce2">
            <text:p>81,380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21)</text:p>
          </table:table-cell>
          <table:table-cell office:value-type="percentage" office:value="0.81380208333333304" table:style-name="ce2">
            <text:p>81,380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23)</text:p>
          </table:table-cell>
          <table:table-cell office:value-type="percentage" office:value="0.81380208333333304" table:style-name="ce2">
            <text:p>81,380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11)</text:p>
          </table:table-cell>
          <table:table-cell office:value-type="percentage" office:value="0.81380208333333304" table:style-name="ce2">
            <text:p>81,380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)</text:p>
          </table:table-cell>
          <table:table-cell office:value-type="percentage" office:value="0.81380208333333304" table:style-name="ce2">
            <text:p>81,380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27)</text:p>
          </table:table-cell>
          <table:table-cell office:value-type="percentage" office:value="0.8125" table:style-name="ce2">
            <text:p>81,25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12)</text:p>
          </table:table-cell>
          <table:table-cell office:value-type="percentage" office:value="0.8125" table:style-name="ce2">
            <text:p>81,25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14)</text:p>
          </table:table-cell>
          <table:table-cell office:value-type="percentage" office:value="0.8125" table:style-name="ce2">
            <text:p>81,25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23)</text:p>
          </table:table-cell>
          <table:table-cell office:value-type="percentage" office:value="0.8125" table:style-name="ce2">
            <text:p>81,25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29)</text:p>
          </table:table-cell>
          <table:table-cell office:value-type="percentage" office:value="0.8125" table:style-name="ce2">
            <text:p>81,25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15)</text:p>
          </table:table-cell>
          <table:table-cell office:value-type="percentage" office:value="0.8125" table:style-name="ce2">
            <text:p>81,25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15)</text:p>
          </table:table-cell>
          <table:table-cell office:value-type="percentage" office:value="0.8125" table:style-name="ce2">
            <text:p>81,25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19)</text:p>
          </table:table-cell>
          <table:table-cell office:value-type="percentage" office:value="0.8125" table:style-name="ce2">
            <text:p>81,25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17)</text:p>
          </table:table-cell>
          <table:table-cell office:value-type="percentage" office:value="0.8125" table:style-name="ce2">
            <text:p>81,25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28)</text:p>
          </table:table-cell>
          <table:table-cell office:value-type="percentage" office:value="0.81119791666666596" table:style-name="ce2">
            <text:p>81,11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7)</text:p>
          </table:table-cell>
          <table:table-cell office:value-type="percentage" office:value="0.81119791666666596" table:style-name="ce2">
            <text:p>81,11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10)</text:p>
          </table:table-cell>
          <table:table-cell office:value-type="percentage" office:value="0.81119791666666596" table:style-name="ce2">
            <text:p>81,11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12)</text:p>
          </table:table-cell>
          <table:table-cell office:value-type="percentage" office:value="0.81119791666666596" table:style-name="ce2">
            <text:p>81,11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25)</text:p>
          </table:table-cell>
          <table:table-cell office:value-type="percentage" office:value="0.81119791666666596" table:style-name="ce2">
            <text:p>81,11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16)</text:p>
          </table:table-cell>
          <table:table-cell office:value-type="percentage" office:value="0.81119791666666596" table:style-name="ce2">
            <text:p>81,11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26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9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27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13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17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19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11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17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19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3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8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8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16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2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)</text:p>
          </table:table-cell>
          <table:table-cell office:value-type="percentage" office:value="0.80989583333333304" table:style-name="ce2">
            <text:p>80,9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8)</text:p>
          </table:table-cell>
          <table:table-cell office:value-type="percentage" office:value="0.80859375" table:style-name="ce2">
            <text:p>80,85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12)</text:p>
          </table:table-cell>
          <table:table-cell office:value-type="percentage" office:value="0.80859375" table:style-name="ce2">
            <text:p>80,85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18)</text:p>
          </table:table-cell>
          <table:table-cell office:value-type="percentage" office:value="0.80859375" table:style-name="ce2">
            <text:p>80,85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7)</text:p>
          </table:table-cell>
          <table:table-cell office:value-type="percentage" office:value="0.80859375" table:style-name="ce2">
            <text:p>80,85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8)</text:p>
          </table:table-cell>
          <table:table-cell office:value-type="percentage" office:value="0.80859375" table:style-name="ce2">
            <text:p>80,85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13)</text:p>
          </table:table-cell>
          <table:table-cell office:value-type="percentage" office:value="0.80859375" table:style-name="ce2">
            <text:p>80,85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30)</text:p>
          </table:table-cell>
          <table:table-cell office:value-type="percentage" office:value="0.80859375" table:style-name="ce2">
            <text:p>80,85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3)</text:p>
          </table:table-cell>
          <table:table-cell office:value-type="percentage" office:value="0.80859375" table:style-name="ce2">
            <text:p>80,85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22)</text:p>
          </table:table-cell>
          <table:table-cell office:value-type="percentage" office:value="0.80859375" table:style-name="ce2">
            <text:p>80,85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31)</text:p>
          </table:table-cell>
          <table:table-cell office:value-type="percentage" office:value="0.80729166666666596" table:style-name="ce2">
            <text:p>80,729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25)</text:p>
          </table:table-cell>
          <table:table-cell office:value-type="percentage" office:value="0.80729166666666596" table:style-name="ce2">
            <text:p>80,729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26)</text:p>
          </table:table-cell>
          <table:table-cell office:value-type="percentage" office:value="0.80729166666666596" table:style-name="ce2">
            <text:p>80,729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11)</text:p>
          </table:table-cell>
          <table:table-cell office:value-type="percentage" office:value="0.80729166666666596" table:style-name="ce2">
            <text:p>80,729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15)</text:p>
          </table:table-cell>
          <table:table-cell office:value-type="percentage" office:value="0.80729166666666596" table:style-name="ce2">
            <text:p>80,729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13)</text:p>
          </table:table-cell>
          <table:table-cell office:value-type="percentage" office:value="0.80729166666666596" table:style-name="ce2">
            <text:p>80,729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14)</text:p>
          </table:table-cell>
          <table:table-cell office:value-type="percentage" office:value="0.80598958333333304" table:style-name="ce2">
            <text:p>80,598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15)</text:p>
          </table:table-cell>
          <table:table-cell office:value-type="percentage" office:value="0.80598958333333304" table:style-name="ce2">
            <text:p>80,598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20)</text:p>
          </table:table-cell>
          <table:table-cell office:value-type="percentage" office:value="0.80598958333333304" table:style-name="ce2">
            <text:p>80,598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9)</text:p>
          </table:table-cell>
          <table:table-cell office:value-type="percentage" office:value="0.80598958333333304" table:style-name="ce2">
            <text:p>80,598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9)</text:p>
          </table:table-cell>
          <table:table-cell office:value-type="percentage" office:value="0.80598958333333304" table:style-name="ce2">
            <text:p>80,598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10)</text:p>
          </table:table-cell>
          <table:table-cell office:value-type="percentage" office:value="0.80598958333333304" table:style-name="ce2">
            <text:p>80,598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12)</text:p>
          </table:table-cell>
          <table:table-cell office:value-type="percentage" office:value="0.8046875" table:style-name="ce2">
            <text:p>80,468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23)</text:p>
          </table:table-cell>
          <table:table-cell office:value-type="percentage" office:value="0.8046875" table:style-name="ce2">
            <text:p>80,468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)</text:p>
          </table:table-cell>
          <table:table-cell office:value-type="percentage" office:value="0.8046875" table:style-name="ce2">
            <text:p>80,468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11)</text:p>
          </table:table-cell>
          <table:table-cell office:value-type="percentage" office:value="0.80338541666666596" table:style-name="ce2">
            <text:p>80,33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21)</text:p>
          </table:table-cell>
          <table:table-cell office:value-type="percentage" office:value="0.80338541666666596" table:style-name="ce2">
            <text:p>80,33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9)</text:p>
          </table:table-cell>
          <table:table-cell office:value-type="percentage" office:value="0.80338541666666596" table:style-name="ce2">
            <text:p>80,33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14)</text:p>
          </table:table-cell>
          <table:table-cell office:value-type="percentage" office:value="0.80338541666666596" table:style-name="ce2">
            <text:p>80,33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5)</text:p>
          </table:table-cell>
          <table:table-cell office:value-type="percentage" office:value="0.80338541666666596" table:style-name="ce2">
            <text:p>80,33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17)</text:p>
          </table:table-cell>
          <table:table-cell office:value-type="percentage" office:value="0.80208333333333304" table:style-name="ce2">
            <text:p>80,208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25)</text:p>
          </table:table-cell>
          <table:table-cell office:value-type="percentage" office:value="0.80208333333333304" table:style-name="ce2">
            <text:p>80,208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21)</text:p>
          </table:table-cell>
          <table:table-cell office:value-type="percentage" office:value="0.80208333333333304" table:style-name="ce2">
            <text:p>80,208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18)</text:p>
          </table:table-cell>
          <table:table-cell office:value-type="percentage" office:value="0.80208333333333304" table:style-name="ce2">
            <text:p>80,208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22)</text:p>
          </table:table-cell>
          <table:table-cell office:value-type="percentage" office:value="0.80208333333333304" table:style-name="ce2">
            <text:p>80,208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17)</text:p>
          </table:table-cell>
          <table:table-cell office:value-type="percentage" office:value="0.80078125" table:style-name="ce2">
            <text:p>80,078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13)</text:p>
          </table:table-cell>
          <table:table-cell office:value-type="percentage" office:value="0.80078125" table:style-name="ce2">
            <text:p>80,078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16)</text:p>
          </table:table-cell>
          <table:table-cell office:value-type="percentage" office:value="0.80078125" table:style-name="ce2">
            <text:p>80,078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5)</text:p>
          </table:table-cell>
          <table:table-cell office:value-type="percentage" office:value="0.80078125" table:style-name="ce2">
            <text:p>80,078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6)</text:p>
          </table:table-cell>
          <table:table-cell office:value-type="percentage" office:value="0.80078125" table:style-name="ce2">
            <text:p>80,078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8)</text:p>
          </table:table-cell>
          <table:table-cell office:value-type="percentage" office:value="0.80078125" table:style-name="ce2">
            <text:p>80,078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6)</text:p>
          </table:table-cell>
          <table:table-cell office:value-type="percentage" office:value="0.79947916666666596" table:style-name="ce2">
            <text:p>79,94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12)</text:p>
          </table:table-cell>
          <table:table-cell office:value-type="percentage" office:value="0.79947916666666596" table:style-name="ce2">
            <text:p>79,94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25)</text:p>
          </table:table-cell>
          <table:table-cell office:value-type="percentage" office:value="0.79947916666666596" table:style-name="ce2">
            <text:p>79,94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12)</text:p>
          </table:table-cell>
          <table:table-cell office:value-type="percentage" office:value="0.79947916666666596" table:style-name="ce2">
            <text:p>79,94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10)</text:p>
          </table:table-cell>
          <table:table-cell office:value-type="percentage" office:value="0.79947916666666596" table:style-name="ce2">
            <text:p>79,94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19)</text:p>
          </table:table-cell>
          <table:table-cell office:value-type="percentage" office:value="0.79947916666666596" table:style-name="ce2">
            <text:p>79,94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15)</text:p>
          </table:table-cell>
          <table:table-cell office:value-type="percentage" office:value="0.79947916666666596" table:style-name="ce2">
            <text:p>79,94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25)</text:p>
          </table:table-cell>
          <table:table-cell office:value-type="percentage" office:value="0.79947916666666596" table:style-name="ce2">
            <text:p>79,94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23)</text:p>
          </table:table-cell>
          <table:table-cell office:value-type="percentage" office:value="0.79817708333333304" table:style-name="ce2">
            <text:p>79,81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17)</text:p>
          </table:table-cell>
          <table:table-cell office:value-type="percentage" office:value="0.79817708333333304" table:style-name="ce2">
            <text:p>79,81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15)</text:p>
          </table:table-cell>
          <table:table-cell office:value-type="percentage" office:value="0.79817708333333304" table:style-name="ce2">
            <text:p>79,81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5)</text:p>
          </table:table-cell>
          <table:table-cell office:value-type="percentage" office:value="0.79817708333333304" table:style-name="ce2">
            <text:p>79,81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15)</text:p>
          </table:table-cell>
          <table:table-cell office:value-type="percentage" office:value="0.79817708333333304" table:style-name="ce2">
            <text:p>79,81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12)</text:p>
          </table:table-cell>
          <table:table-cell office:value-type="percentage" office:value="0.79817708333333304" table:style-name="ce2">
            <text:p>79,81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7)</text:p>
          </table:table-cell>
          <table:table-cell office:value-type="percentage" office:value="0.79817708333333304" table:style-name="ce2">
            <text:p>79,81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31)</text:p>
          </table:table-cell>
          <table:table-cell office:value-type="percentage" office:value="0.796875" table:style-name="ce2">
            <text:p>79,68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32)</text:p>
          </table:table-cell>
          <table:table-cell office:value-type="percentage" office:value="0.796875" table:style-name="ce2">
            <text:p>79,68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23)</text:p>
          </table:table-cell>
          <table:table-cell office:value-type="percentage" office:value="0.796875" table:style-name="ce2">
            <text:p>79,68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14)</text:p>
          </table:table-cell>
          <table:table-cell office:value-type="percentage" office:value="0.796875" table:style-name="ce2">
            <text:p>79,68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15)</text:p>
          </table:table-cell>
          <table:table-cell office:value-type="percentage" office:value="0.796875" table:style-name="ce2">
            <text:p>79,68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4)</text:p>
          </table:table-cell>
          <table:table-cell office:value-type="percentage" office:value="0.796875" table:style-name="ce2">
            <text:p>79,68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12)</text:p>
          </table:table-cell>
          <table:table-cell office:value-type="percentage" office:value="0.796875" table:style-name="ce2">
            <text:p>79,68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)</text:p>
          </table:table-cell>
          <table:table-cell office:value-type="percentage" office:value="0.796875" table:style-name="ce2">
            <text:p>79,68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21)</text:p>
          </table:table-cell>
          <table:table-cell office:value-type="percentage" office:value="0.79557291666666596" table:style-name="ce2">
            <text:p>79,557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10)</text:p>
          </table:table-cell>
          <table:table-cell office:value-type="percentage" office:value="0.79557291666666596" table:style-name="ce2">
            <text:p>79,557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8)</text:p>
          </table:table-cell>
          <table:table-cell office:value-type="percentage" office:value="0.79557291666666596" table:style-name="ce2">
            <text:p>79,557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20)</text:p>
          </table:table-cell>
          <table:table-cell office:value-type="percentage" office:value="0.79427083333333304" table:style-name="ce2">
            <text:p>79,427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29)</text:p>
          </table:table-cell>
          <table:table-cell office:value-type="percentage" office:value="0.79427083333333304" table:style-name="ce2">
            <text:p>79,427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24)</text:p>
          </table:table-cell>
          <table:table-cell office:value-type="percentage" office:value="0.79427083333333304" table:style-name="ce2">
            <text:p>79,427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11)</text:p>
          </table:table-cell>
          <table:table-cell office:value-type="percentage" office:value="0.79427083333333304" table:style-name="ce2">
            <text:p>79,427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26)</text:p>
          </table:table-cell>
          <table:table-cell office:value-type="percentage" office:value="0.79296875" table:style-name="ce2">
            <text:p>79,296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6)</text:p>
          </table:table-cell>
          <table:table-cell office:value-type="percentage" office:value="0.79296875" table:style-name="ce2">
            <text:p>79,296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7)</text:p>
          </table:table-cell>
          <table:table-cell office:value-type="percentage" office:value="0.79296875" table:style-name="ce2">
            <text:p>79,296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6)</text:p>
          </table:table-cell>
          <table:table-cell office:value-type="percentage" office:value="0.79296875" table:style-name="ce2">
            <text:p>79,296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19)</text:p>
          </table:table-cell>
          <table:table-cell office:value-type="percentage" office:value="0.79166666666666596" table:style-name="ce2">
            <text:p>79,166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10)</text:p>
          </table:table-cell>
          <table:table-cell office:value-type="percentage" office:value="0.79166666666666596" table:style-name="ce2">
            <text:p>79,166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6)</text:p>
          </table:table-cell>
          <table:table-cell office:value-type="percentage" office:value="0.79166666666666596" table:style-name="ce2">
            <text:p>79,166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31)</text:p>
          </table:table-cell>
          <table:table-cell office:value-type="percentage" office:value="0.79036458333333304" table:style-name="ce2">
            <text:p>79,036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24)</text:p>
          </table:table-cell>
          <table:table-cell office:value-type="percentage" office:value="0.79036458333333304" table:style-name="ce2">
            <text:p>79,036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16)</text:p>
          </table:table-cell>
          <table:table-cell office:value-type="percentage" office:value="0.79036458333333304" table:style-name="ce2">
            <text:p>79,036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26)</text:p>
          </table:table-cell>
          <table:table-cell office:value-type="percentage" office:value="0.79036458333333304" table:style-name="ce2">
            <text:p>79,036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30)</text:p>
          </table:table-cell>
          <table:table-cell office:value-type="percentage" office:value="0.7890625" table:style-name="ce2">
            <text:p>78,90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11)</text:p>
          </table:table-cell>
          <table:table-cell office:value-type="percentage" office:value="0.7890625" table:style-name="ce2">
            <text:p>78,90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22)</text:p>
          </table:table-cell>
          <table:table-cell office:value-type="percentage" office:value="0.7890625" table:style-name="ce2">
            <text:p>78,90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20)</text:p>
          </table:table-cell>
          <table:table-cell office:value-type="percentage" office:value="0.7890625" table:style-name="ce2">
            <text:p>78,90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17)</text:p>
          </table:table-cell>
          <table:table-cell office:value-type="percentage" office:value="0.7890625" table:style-name="ce2">
            <text:p>78,90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16)</text:p>
          </table:table-cell>
          <table:table-cell office:value-type="percentage" office:value="0.78776041666666596" table:style-name="ce2">
            <text:p>78,77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20)</text:p>
          </table:table-cell>
          <table:table-cell office:value-type="percentage" office:value="0.78776041666666596" table:style-name="ce2">
            <text:p>78,77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23)</text:p>
          </table:table-cell>
          <table:table-cell office:value-type="percentage" office:value="0.78776041666666596" table:style-name="ce2">
            <text:p>78,77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25)</text:p>
          </table:table-cell>
          <table:table-cell office:value-type="percentage" office:value="0.78776041666666596" table:style-name="ce2">
            <text:p>78,77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13)</text:p>
          </table:table-cell>
          <table:table-cell office:value-type="percentage" office:value="0.78776041666666596" table:style-name="ce2">
            <text:p>78,77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10)</text:p>
          </table:table-cell>
          <table:table-cell office:value-type="percentage" office:value="0.78776041666666596" table:style-name="ce2">
            <text:p>78,77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)</text:p>
          </table:table-cell>
          <table:table-cell office:value-type="percentage" office:value="0.78776041666666596" table:style-name="ce2">
            <text:p>78,77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)</text:p>
          </table:table-cell>
          <table:table-cell office:value-type="percentage" office:value="0.78776041666666596" table:style-name="ce2">
            <text:p>78,77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)</text:p>
          </table:table-cell>
          <table:table-cell office:value-type="percentage" office:value="0.78776041666666596" table:style-name="ce2">
            <text:p>78,77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6)</text:p>
          </table:table-cell>
          <table:table-cell office:value-type="percentage" office:value="0.78645833333333304" table:style-name="ce2">
            <text:p>78,645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)</text:p>
          </table:table-cell>
          <table:table-cell office:value-type="percentage" office:value="0.78645833333333304" table:style-name="ce2">
            <text:p>78,645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32)</text:p>
          </table:table-cell>
          <table:table-cell office:value-type="percentage" office:value="0.78515625" table:style-name="ce2">
            <text:p>78,51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13)</text:p>
          </table:table-cell>
          <table:table-cell office:value-type="percentage" office:value="0.78515625" table:style-name="ce2">
            <text:p>78,51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13)</text:p>
          </table:table-cell>
          <table:table-cell office:value-type="percentage" office:value="0.78515625" table:style-name="ce2">
            <text:p>78,51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18)</text:p>
          </table:table-cell>
          <table:table-cell office:value-type="percentage" office:value="0.78515625" table:style-name="ce2">
            <text:p>78,51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9)</text:p>
          </table:table-cell>
          <table:table-cell office:value-type="percentage" office:value="0.78515625" table:style-name="ce2">
            <text:p>78,51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7)</text:p>
          </table:table-cell>
          <table:table-cell office:value-type="percentage" office:value="0.78515625" table:style-name="ce2">
            <text:p>78,51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16)</text:p>
          </table:table-cell>
          <table:table-cell office:value-type="percentage" office:value="0.78515625" table:style-name="ce2">
            <text:p>78,51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23)</text:p>
          </table:table-cell>
          <table:table-cell office:value-type="percentage" office:value="0.78515625" table:style-name="ce2">
            <text:p>78,51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27)</text:p>
          </table:table-cell>
          <table:table-cell office:value-type="percentage" office:value="0.78515625" table:style-name="ce2">
            <text:p>78,51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11)</text:p>
          </table:table-cell>
          <table:table-cell office:value-type="percentage" office:value="0.78515625" table:style-name="ce2">
            <text:p>78,51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27)</text:p>
          </table:table-cell>
          <table:table-cell office:value-type="percentage" office:value="0.78385416666666596" table:style-name="ce2">
            <text:p>78,38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19)</text:p>
          </table:table-cell>
          <table:table-cell office:value-type="percentage" office:value="0.78385416666666596" table:style-name="ce2">
            <text:p>78,38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2)</text:p>
          </table:table-cell>
          <table:table-cell office:value-type="percentage" office:value="0.78385416666666596" table:style-name="ce2">
            <text:p>78,38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5)</text:p>
          </table:table-cell>
          <table:table-cell office:value-type="percentage" office:value="0.78385416666666596" table:style-name="ce2">
            <text:p>78,38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8)</text:p>
          </table:table-cell>
          <table:table-cell office:value-type="percentage" office:value="0.78385416666666596" table:style-name="ce2">
            <text:p>78,38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4)</text:p>
          </table:table-cell>
          <table:table-cell office:value-type="percentage" office:value="0.78385416666666596" table:style-name="ce2">
            <text:p>78,38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10)</text:p>
          </table:table-cell>
          <table:table-cell office:value-type="percentage" office:value="0.78385416666666596" table:style-name="ce2">
            <text:p>78,38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14)</text:p>
          </table:table-cell>
          <table:table-cell office:value-type="percentage" office:value="0.78255208333333304" table:style-name="ce2">
            <text:p>78,2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26)</text:p>
          </table:table-cell>
          <table:table-cell office:value-type="percentage" office:value="0.78255208333333304" table:style-name="ce2">
            <text:p>78,2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17)</text:p>
          </table:table-cell>
          <table:table-cell office:value-type="percentage" office:value="0.78255208333333304" table:style-name="ce2">
            <text:p>78,2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13)</text:p>
          </table:table-cell>
          <table:table-cell office:value-type="percentage" office:value="0.78255208333333304" table:style-name="ce2">
            <text:p>78,2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17)</text:p>
          </table:table-cell>
          <table:table-cell office:value-type="percentage" office:value="0.78255208333333304" table:style-name="ce2">
            <text:p>78,2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32)</text:p>
          </table:table-cell>
          <table:table-cell office:value-type="percentage" office:value="0.78255208333333304" table:style-name="ce2">
            <text:p>78,2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4)</text:p>
          </table:table-cell>
          <table:table-cell office:value-type="percentage" office:value="0.78255208333333304" table:style-name="ce2">
            <text:p>78,2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8)</text:p>
          </table:table-cell>
          <table:table-cell office:value-type="percentage" office:value="0.78255208333333304" table:style-name="ce2">
            <text:p>78,2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10)</text:p>
          </table:table-cell>
          <table:table-cell office:value-type="percentage" office:value="0.78255208333333304" table:style-name="ce2">
            <text:p>78,2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18)</text:p>
          </table:table-cell>
          <table:table-cell office:value-type="percentage" office:value="0.78255208333333304" table:style-name="ce2">
            <text:p>78,2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16)</text:p>
          </table:table-cell>
          <table:table-cell office:value-type="percentage" office:value="0.78255208333333304" table:style-name="ce2">
            <text:p>78,2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)</text:p>
          </table:table-cell>
          <table:table-cell office:value-type="percentage" office:value="0.78255208333333304" table:style-name="ce2">
            <text:p>78,2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)</text:p>
          </table:table-cell>
          <table:table-cell office:value-type="percentage" office:value="0.78255208333333304" table:style-name="ce2">
            <text:p>78,2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4)</text:p>
          </table:table-cell>
          <table:table-cell office:value-type="percentage" office:value="0.78125" table:style-name="ce2">
            <text:p>78,12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5)</text:p>
          </table:table-cell>
          <table:table-cell office:value-type="percentage" office:value="0.78125" table:style-name="ce2">
            <text:p>78,12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27)</text:p>
          </table:table-cell>
          <table:table-cell office:value-type="percentage" office:value="0.78125" table:style-name="ce2">
            <text:p>78,12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18)</text:p>
          </table:table-cell>
          <table:table-cell office:value-type="percentage" office:value="0.78125" table:style-name="ce2">
            <text:p>78,12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9)</text:p>
          </table:table-cell>
          <table:table-cell office:value-type="percentage" office:value="0.78125" table:style-name="ce2">
            <text:p>78,12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4)</text:p>
          </table:table-cell>
          <table:table-cell office:value-type="percentage" office:value="0.78125" table:style-name="ce2">
            <text:p>78,12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15)</text:p>
          </table:table-cell>
          <table:table-cell office:value-type="percentage" office:value="0.77994791666666596" table:style-name="ce2">
            <text:p>77,99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31)</text:p>
          </table:table-cell>
          <table:table-cell office:value-type="percentage" office:value="0.77994791666666596" table:style-name="ce2">
            <text:p>77,99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18)</text:p>
          </table:table-cell>
          <table:table-cell office:value-type="percentage" office:value="0.77994791666666596" table:style-name="ce2">
            <text:p>77,99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19)</text:p>
          </table:table-cell>
          <table:table-cell office:value-type="percentage" office:value="0.77994791666666596" table:style-name="ce2">
            <text:p>77,99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8)</text:p>
          </table:table-cell>
          <table:table-cell office:value-type="percentage" office:value="0.77994791666666596" table:style-name="ce2">
            <text:p>77,99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6)</text:p>
          </table:table-cell>
          <table:table-cell office:value-type="percentage" office:value="0.77994791666666596" table:style-name="ce2">
            <text:p>77,99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)</text:p>
          </table:table-cell>
          <table:table-cell office:value-type="percentage" office:value="0.77994791666666596" table:style-name="ce2">
            <text:p>77,99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14)</text:p>
          </table:table-cell>
          <table:table-cell office:value-type="percentage" office:value="0.77864583333333304" table:style-name="ce2">
            <text:p>77,8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28)</text:p>
          </table:table-cell>
          <table:table-cell office:value-type="percentage" office:value="0.77864583333333304" table:style-name="ce2">
            <text:p>77,8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7)</text:p>
          </table:table-cell>
          <table:table-cell office:value-type="percentage" office:value="0.77864583333333304" table:style-name="ce2">
            <text:p>77,8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8)</text:p>
          </table:table-cell>
          <table:table-cell office:value-type="percentage" office:value="0.77864583333333304" table:style-name="ce2">
            <text:p>77,8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22)</text:p>
          </table:table-cell>
          <table:table-cell office:value-type="percentage" office:value="0.77864583333333304" table:style-name="ce2">
            <text:p>77,8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8)</text:p>
          </table:table-cell>
          <table:table-cell office:value-type="percentage" office:value="0.77864583333333304" table:style-name="ce2">
            <text:p>77,8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10)</text:p>
          </table:table-cell>
          <table:table-cell office:value-type="percentage" office:value="0.77864583333333304" table:style-name="ce2">
            <text:p>77,8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6)</text:p>
          </table:table-cell>
          <table:table-cell office:value-type="percentage" office:value="0.77864583333333304" table:style-name="ce2">
            <text:p>77,8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17)</text:p>
          </table:table-cell>
          <table:table-cell office:value-type="percentage" office:value="0.77864583333333304" table:style-name="ce2">
            <text:p>77,8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2)</text:p>
          </table:table-cell>
          <table:table-cell office:value-type="percentage" office:value="0.77864583333333304" table:style-name="ce2">
            <text:p>77,8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4)</text:p>
          </table:table-cell>
          <table:table-cell office:value-type="percentage" office:value="0.77864583333333304" table:style-name="ce2">
            <text:p>77,8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)</text:p>
          </table:table-cell>
          <table:table-cell office:value-type="percentage" office:value="0.77864583333333304" table:style-name="ce2">
            <text:p>77,8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24)</text:p>
          </table:table-cell>
          <table:table-cell office:value-type="percentage" office:value="0.77734375" table:style-name="ce2">
            <text:p>77,7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5)</text:p>
          </table:table-cell>
          <table:table-cell office:value-type="percentage" office:value="0.77734375" table:style-name="ce2">
            <text:p>77,7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9)</text:p>
          </table:table-cell>
          <table:table-cell office:value-type="percentage" office:value="0.77734375" table:style-name="ce2">
            <text:p>77,7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12)</text:p>
          </table:table-cell>
          <table:table-cell office:value-type="percentage" office:value="0.77734375" table:style-name="ce2">
            <text:p>77,7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18)</text:p>
          </table:table-cell>
          <table:table-cell office:value-type="percentage" office:value="0.77734375" table:style-name="ce2">
            <text:p>77,7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25)</text:p>
          </table:table-cell>
          <table:table-cell office:value-type="percentage" office:value="0.77604166666666596" table:style-name="ce2">
            <text:p>77,6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12)</text:p>
          </table:table-cell>
          <table:table-cell office:value-type="percentage" office:value="0.77604166666666596" table:style-name="ce2">
            <text:p>77,6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)</text:p>
          </table:table-cell>
          <table:table-cell office:value-type="percentage" office:value="0.77604166666666596" table:style-name="ce2">
            <text:p>77,6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12)</text:p>
          </table:table-cell>
          <table:table-cell office:value-type="percentage" office:value="0.77473958333333304" table:style-name="ce2">
            <text:p>77,473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14)</text:p>
          </table:table-cell>
          <table:table-cell office:value-type="percentage" office:value="0.77473958333333304" table:style-name="ce2">
            <text:p>77,473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13)</text:p>
          </table:table-cell>
          <table:table-cell office:value-type="percentage" office:value="0.7734375" table:style-name="ce2">
            <text:p>77,34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9)</text:p>
          </table:table-cell>
          <table:table-cell office:value-type="percentage" office:value="0.7734375" table:style-name="ce2">
            <text:p>77,34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6)</text:p>
          </table:table-cell>
          <table:table-cell office:value-type="percentage" office:value="0.7734375" table:style-name="ce2">
            <text:p>77,34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7)</text:p>
          </table:table-cell>
          <table:table-cell office:value-type="percentage" office:value="0.7734375" table:style-name="ce2">
            <text:p>77,34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9)</text:p>
          </table:table-cell>
          <table:table-cell office:value-type="percentage" office:value="0.7734375" table:style-name="ce2">
            <text:p>77,34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10)</text:p>
          </table:table-cell>
          <table:table-cell office:value-type="percentage" office:value="0.77213541666666596" table:style-name="ce2">
            <text:p>77,21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26)</text:p>
          </table:table-cell>
          <table:table-cell office:value-type="percentage" office:value="0.77213541666666596" table:style-name="ce2">
            <text:p>77,21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8)</text:p>
          </table:table-cell>
          <table:table-cell office:value-type="percentage" office:value="0.77213541666666596" table:style-name="ce2">
            <text:p>77,21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9)</text:p>
          </table:table-cell>
          <table:table-cell office:value-type="percentage" office:value="0.77213541666666596" table:style-name="ce2">
            <text:p>77,21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19)</text:p>
          </table:table-cell>
          <table:table-cell office:value-type="percentage" office:value="0.77213541666666596" table:style-name="ce2">
            <text:p>77,21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6)</text:p>
          </table:table-cell>
          <table:table-cell office:value-type="percentage" office:value="0.77213541666666596" table:style-name="ce2">
            <text:p>77,21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11)</text:p>
          </table:table-cell>
          <table:table-cell office:value-type="percentage" office:value="0.77083333333333304" table:style-name="ce2">
            <text:p>77,083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24)</text:p>
          </table:table-cell>
          <table:table-cell office:value-type="percentage" office:value="0.77083333333333304" table:style-name="ce2">
            <text:p>77,083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7)</text:p>
          </table:table-cell>
          <table:table-cell office:value-type="percentage" office:value="0.77083333333333304" table:style-name="ce2">
            <text:p>77,083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21)</text:p>
          </table:table-cell>
          <table:table-cell office:value-type="percentage" office:value="0.77083333333333304" table:style-name="ce2">
            <text:p>77,083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28)</text:p>
          </table:table-cell>
          <table:table-cell office:value-type="percentage" office:value="0.77083333333333304" table:style-name="ce2">
            <text:p>77,083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6)</text:p>
          </table:table-cell>
          <table:table-cell office:value-type="percentage" office:value="0.77083333333333304" table:style-name="ce2">
            <text:p>77,083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5)</text:p>
          </table:table-cell>
          <table:table-cell office:value-type="percentage" office:value="0.77083333333333304" table:style-name="ce2">
            <text:p>77,083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4)</text:p>
          </table:table-cell>
          <table:table-cell office:value-type="percentage" office:value="0.76953125" table:style-name="ce2">
            <text:p>76,95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16)</text:p>
          </table:table-cell>
          <table:table-cell office:value-type="percentage" office:value="0.76953125" table:style-name="ce2">
            <text:p>76,95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15)</text:p>
          </table:table-cell>
          <table:table-cell office:value-type="percentage" office:value="0.76953125" table:style-name="ce2">
            <text:p>76,95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13)</text:p>
          </table:table-cell>
          <table:table-cell office:value-type="percentage" office:value="0.76953125" table:style-name="ce2">
            <text:p>76,95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12)</text:p>
          </table:table-cell>
          <table:table-cell office:value-type="percentage" office:value="0.76822916666666596" table:style-name="ce2">
            <text:p>76,82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4)</text:p>
          </table:table-cell>
          <table:table-cell office:value-type="percentage" office:value="0.76822916666666596" table:style-name="ce2">
            <text:p>76,82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5)</text:p>
          </table:table-cell>
          <table:table-cell office:value-type="percentage" office:value="0.76822916666666596" table:style-name="ce2">
            <text:p>76,82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22)</text:p>
          </table:table-cell>
          <table:table-cell office:value-type="percentage" office:value="0.76692708333333304" table:style-name="ce2">
            <text:p>76,69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8)</text:p>
          </table:table-cell>
          <table:table-cell office:value-type="percentage" office:value="0.76692708333333304" table:style-name="ce2">
            <text:p>76,69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5)</text:p>
          </table:table-cell>
          <table:table-cell office:value-type="percentage" office:value="0.76692708333333304" table:style-name="ce2">
            <text:p>76,69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3)</text:p>
          </table:table-cell>
          <table:table-cell office:value-type="percentage" office:value="0.76692708333333304" table:style-name="ce2">
            <text:p>76,69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21)</text:p>
          </table:table-cell>
          <table:table-cell office:value-type="percentage" office:value="0.765625" table:style-name="ce2">
            <text:p>76,56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6)</text:p>
          </table:table-cell>
          <table:table-cell office:value-type="percentage" office:value="0.765625" table:style-name="ce2">
            <text:p>76,56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10)</text:p>
          </table:table-cell>
          <table:table-cell office:value-type="percentage" office:value="0.765625" table:style-name="ce2">
            <text:p>76,56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30)</text:p>
          </table:table-cell>
          <table:table-cell office:value-type="percentage" office:value="0.765625" table:style-name="ce2">
            <text:p>76,56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3)</text:p>
          </table:table-cell>
          <table:table-cell office:value-type="percentage" office:value="0.765625" table:style-name="ce2">
            <text:p>76,56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9)</text:p>
          </table:table-cell>
          <table:table-cell office:value-type="percentage" office:value="0.765625" table:style-name="ce2">
            <text:p>76,56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5)</text:p>
          </table:table-cell>
          <table:table-cell office:value-type="percentage" office:value="0.765625" table:style-name="ce2">
            <text:p>76,56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)</text:p>
          </table:table-cell>
          <table:table-cell office:value-type="percentage" office:value="0.765625" table:style-name="ce2">
            <text:p>76,56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)</text:p>
          </table:table-cell>
          <table:table-cell office:value-type="percentage" office:value="0.765625" table:style-name="ce2">
            <text:p>76,56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7)</text:p>
          </table:table-cell>
          <table:table-cell office:value-type="percentage" office:value="0.76432291666666596" table:style-name="ce2">
            <text:p>76,432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29)</text:p>
          </table:table-cell>
          <table:table-cell office:value-type="percentage" office:value="0.76432291666666596" table:style-name="ce2">
            <text:p>76,432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23)</text:p>
          </table:table-cell>
          <table:table-cell office:value-type="percentage" office:value="0.76302083333333304" table:style-name="ce2">
            <text:p>76,302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31)</text:p>
          </table:table-cell>
          <table:table-cell office:value-type="percentage" office:value="0.76302083333333304" table:style-name="ce2">
            <text:p>76,302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7)</text:p>
          </table:table-cell>
          <table:table-cell office:value-type="percentage" office:value="0.76302083333333304" table:style-name="ce2">
            <text:p>76,302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19)</text:p>
          </table:table-cell>
          <table:table-cell office:value-type="percentage" office:value="0.76171875" table:style-name="ce2">
            <text:p>76,17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14)</text:p>
          </table:table-cell>
          <table:table-cell office:value-type="percentage" office:value="0.76171875" table:style-name="ce2">
            <text:p>76,17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5)</text:p>
          </table:table-cell>
          <table:table-cell office:value-type="percentage" office:value="0.76171875" table:style-name="ce2">
            <text:p>76,17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8)</text:p>
          </table:table-cell>
          <table:table-cell office:value-type="percentage" office:value="0.76171875" table:style-name="ce2">
            <text:p>76,17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29)</text:p>
          </table:table-cell>
          <table:table-cell office:value-type="percentage" office:value="0.76171875" table:style-name="ce2">
            <text:p>76,17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9)</text:p>
          </table:table-cell>
          <table:table-cell office:value-type="percentage" office:value="0.76171875" table:style-name="ce2">
            <text:p>76,17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28)</text:p>
          </table:table-cell>
          <table:table-cell office:value-type="percentage" office:value="0.76041666666666596" table:style-name="ce2">
            <text:p>76,04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9)</text:p>
          </table:table-cell>
          <table:table-cell office:value-type="percentage" office:value="0.76041666666666596" table:style-name="ce2">
            <text:p>76,04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2)</text:p>
          </table:table-cell>
          <table:table-cell office:value-type="percentage" office:value="0.76041666666666596" table:style-name="ce2">
            <text:p>76,04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14)</text:p>
          </table:table-cell>
          <table:table-cell office:value-type="percentage" office:value="0.75911458333333304" table:style-name="ce2">
            <text:p>75,91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5)</text:p>
          </table:table-cell>
          <table:table-cell office:value-type="percentage" office:value="0.75911458333333304" table:style-name="ce2">
            <text:p>75,91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15)</text:p>
          </table:table-cell>
          <table:table-cell office:value-type="percentage" office:value="0.75911458333333304" table:style-name="ce2">
            <text:p>75,91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11)</text:p>
          </table:table-cell>
          <table:table-cell office:value-type="percentage" office:value="0.75911458333333304" table:style-name="ce2">
            <text:p>75,91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4)</text:p>
          </table:table-cell>
          <table:table-cell office:value-type="percentage" office:value="0.75911458333333304" table:style-name="ce2">
            <text:p>75,911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5)</text:p>
          </table:table-cell>
          <table:table-cell office:value-type="percentage" office:value="0.7578125" table:style-name="ce2">
            <text:p>75,78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17)</text:p>
          </table:table-cell>
          <table:table-cell office:value-type="percentage" office:value="0.7578125" table:style-name="ce2">
            <text:p>75,78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4)</text:p>
          </table:table-cell>
          <table:table-cell office:value-type="percentage" office:value="0.75651041666666596" table:style-name="ce2">
            <text:p>75,651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3)</text:p>
          </table:table-cell>
          <table:table-cell office:value-type="percentage" office:value="0.75651041666666596" table:style-name="ce2">
            <text:p>75,651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2)</text:p>
          </table:table-cell>
          <table:table-cell office:value-type="percentage" office:value="0.75651041666666596" table:style-name="ce2">
            <text:p>75,651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4)</text:p>
          </table:table-cell>
          <table:table-cell office:value-type="percentage" office:value="0.75651041666666596" table:style-name="ce2">
            <text:p>75,651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9)</text:p>
          </table:table-cell>
          <table:table-cell office:value-type="percentage" office:value="0.75651041666666596" table:style-name="ce2">
            <text:p>75,651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24)</text:p>
          </table:table-cell>
          <table:table-cell office:value-type="percentage" office:value="0.75520833333333304" table:style-name="ce2">
            <text:p>75,52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4)</text:p>
          </table:table-cell>
          <table:table-cell office:value-type="percentage" office:value="0.75520833333333304" table:style-name="ce2">
            <text:p>75,52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31)</text:p>
          </table:table-cell>
          <table:table-cell office:value-type="percentage" office:value="0.75520833333333304" table:style-name="ce2">
            <text:p>75,52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6)</text:p>
          </table:table-cell>
          <table:table-cell office:value-type="percentage" office:value="0.75520833333333304" table:style-name="ce2">
            <text:p>75,52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12)</text:p>
          </table:table-cell>
          <table:table-cell office:value-type="percentage" office:value="0.75390625" table:style-name="ce2">
            <text:p>75,39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30)</text:p>
          </table:table-cell>
          <table:table-cell office:value-type="percentage" office:value="0.75390625" table:style-name="ce2">
            <text:p>75,39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27)</text:p>
          </table:table-cell>
          <table:table-cell office:value-type="percentage" office:value="0.75390625" table:style-name="ce2">
            <text:p>75,39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11)</text:p>
          </table:table-cell>
          <table:table-cell office:value-type="percentage" office:value="0.75390625" table:style-name="ce2">
            <text:p>75,39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21)</text:p>
          </table:table-cell>
          <table:table-cell office:value-type="percentage" office:value="0.75260416666666596" table:style-name="ce2">
            <text:p>75,26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3)</text:p>
          </table:table-cell>
          <table:table-cell office:value-type="percentage" office:value="0.75260416666666596" table:style-name="ce2">
            <text:p>75,26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8)</text:p>
          </table:table-cell>
          <table:table-cell office:value-type="percentage" office:value="0.75260416666666596" table:style-name="ce2">
            <text:p>75,26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10)</text:p>
          </table:table-cell>
          <table:table-cell office:value-type="percentage" office:value="0.75260416666666596" table:style-name="ce2">
            <text:p>75,26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4)</text:p>
          </table:table-cell>
          <table:table-cell office:value-type="percentage" office:value="0.75260416666666596" table:style-name="ce2">
            <text:p>75,26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12)</text:p>
          </table:table-cell>
          <table:table-cell office:value-type="percentage" office:value="0.75260416666666596" table:style-name="ce2">
            <text:p>75,26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)</text:p>
          </table:table-cell>
          <table:table-cell office:value-type="percentage" office:value="0.75260416666666596" table:style-name="ce2">
            <text:p>75,26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23)</text:p>
          </table:table-cell>
          <table:table-cell office:value-type="percentage" office:value="0.75130208333333304" table:style-name="ce2">
            <text:p>75,130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20)</text:p>
          </table:table-cell>
          <table:table-cell office:value-type="percentage" office:value="0.75130208333333304" table:style-name="ce2">
            <text:p>75,130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5)</text:p>
          </table:table-cell>
          <table:table-cell office:value-type="percentage" office:value="0.75130208333333304" table:style-name="ce2">
            <text:p>75,130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2)</text:p>
          </table:table-cell>
          <table:table-cell office:value-type="percentage" office:value="0.75" table:style-name="ce2">
            <text:p>75,00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7)</text:p>
          </table:table-cell>
          <table:table-cell office:value-type="percentage" office:value="0.75" table:style-name="ce2">
            <text:p>75,00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7)</text:p>
          </table:table-cell>
          <table:table-cell office:value-type="percentage" office:value="0.75" table:style-name="ce2">
            <text:p>75,00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25)</text:p>
          </table:table-cell>
          <table:table-cell office:value-type="percentage" office:value="0.74869791666666596" table:style-name="ce2">
            <text:p>74,86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6)</text:p>
          </table:table-cell>
          <table:table-cell office:value-type="percentage" office:value="0.74869791666666596" table:style-name="ce2">
            <text:p>74,86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6)</text:p>
          </table:table-cell>
          <table:table-cell office:value-type="percentage" office:value="0.74739583333333304" table:style-name="ce2">
            <text:p>74,73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19)</text:p>
          </table:table-cell>
          <table:table-cell office:value-type="percentage" office:value="0.74739583333333304" table:style-name="ce2">
            <text:p>74,73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6)</text:p>
          </table:table-cell>
          <table:table-cell office:value-type="percentage" office:value="0.74609375" table:style-name="ce2">
            <text:p>74,60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7)</text:p>
          </table:table-cell>
          <table:table-cell office:value-type="percentage" office:value="0.74609375" table:style-name="ce2">
            <text:p>74,60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)</text:p>
          </table:table-cell>
          <table:table-cell office:value-type="percentage" office:value="0.74348958333333304" table:style-name="ce2">
            <text:p>74,348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20)</text:p>
          </table:table-cell>
          <table:table-cell office:value-type="percentage" office:value="0.7421875" table:style-name="ce2">
            <text:p>74,218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22)</text:p>
          </table:table-cell>
          <table:table-cell office:value-type="percentage" office:value="0.7421875" table:style-name="ce2">
            <text:p>74,218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6)</text:p>
          </table:table-cell>
          <table:table-cell office:value-type="percentage" office:value="0.7421875" table:style-name="ce2">
            <text:p>74,218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19)</text:p>
          </table:table-cell>
          <table:table-cell office:value-type="percentage" office:value="0.74088541666666596" table:style-name="ce2">
            <text:p>74,08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5)</text:p>
          </table:table-cell>
          <table:table-cell office:value-type="percentage" office:value="0.74088541666666596" table:style-name="ce2">
            <text:p>74,08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7)</text:p>
          </table:table-cell>
          <table:table-cell office:value-type="percentage" office:value="0.74088541666666596" table:style-name="ce2">
            <text:p>74,08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)</text:p>
          </table:table-cell>
          <table:table-cell office:value-type="percentage" office:value="0.74088541666666596" table:style-name="ce2">
            <text:p>74,088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4)</text:p>
          </table:table-cell>
          <table:table-cell office:value-type="percentage" office:value="0.73958333333333304" table:style-name="ce2">
            <text:p>73,958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4)</text:p>
          </table:table-cell>
          <table:table-cell office:value-type="percentage" office:value="0.73958333333333304" table:style-name="ce2">
            <text:p>73,958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5)</text:p>
          </table:table-cell>
          <table:table-cell office:value-type="percentage" office:value="0.73958333333333304" table:style-name="ce2">
            <text:p>73,9583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12)</text:p>
          </table:table-cell>
          <table:table-cell office:value-type="percentage" office:value="0.73828125" table:style-name="ce2">
            <text:p>73,828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13)</text:p>
          </table:table-cell>
          <table:table-cell office:value-type="percentage" office:value="0.73697916666666596" table:style-name="ce2">
            <text:p>73,69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29)</text:p>
          </table:table-cell>
          <table:table-cell office:value-type="percentage" office:value="0.73697916666666596" table:style-name="ce2">
            <text:p>73,697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6)</text:p>
          </table:table-cell>
          <table:table-cell office:value-type="percentage" office:value="0.73567708333333304" table:style-name="ce2">
            <text:p>73,56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5)</text:p>
          </table:table-cell>
          <table:table-cell office:value-type="percentage" office:value="0.73567708333333304" table:style-name="ce2">
            <text:p>73,56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20)</text:p>
          </table:table-cell>
          <table:table-cell office:value-type="percentage" office:value="0.73567708333333304" table:style-name="ce2">
            <text:p>73,56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19)</text:p>
          </table:table-cell>
          <table:table-cell office:value-type="percentage" office:value="0.73307291666666596" table:style-name="ce2">
            <text:p>73,307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27)</text:p>
          </table:table-cell>
          <table:table-cell office:value-type="percentage" office:value="0.73177083333333304" table:style-name="ce2">
            <text:p>73,177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8)</text:p>
          </table:table-cell>
          <table:table-cell office:value-type="percentage" office:value="0.73177083333333304" table:style-name="ce2">
            <text:p>73,177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3)</text:p>
          </table:table-cell>
          <table:table-cell office:value-type="percentage" office:value="0.73046875" table:style-name="ce2">
            <text:p>73,046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6)</text:p>
          </table:table-cell>
          <table:table-cell office:value-type="percentage" office:value="0.72786458333333304" table:style-name="ce2">
            <text:p>72,786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14)</text:p>
          </table:table-cell>
          <table:table-cell office:value-type="percentage" office:value="0.7265625" table:style-name="ce2">
            <text:p>72,656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10)</text:p>
          </table:table-cell>
          <table:table-cell office:value-type="percentage" office:value="0.72265625" table:style-name="ce2">
            <text:p>72,26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2)</text:p>
          </table:table-cell>
          <table:table-cell office:value-type="percentage" office:value="0.72135416666666596" table:style-name="ce2">
            <text:p>72,13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3)</text:p>
          </table:table-cell>
          <table:table-cell office:value-type="percentage" office:value="0.72005208333333304" table:style-name="ce2">
            <text:p>72,00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5)</text:p>
          </table:table-cell>
          <table:table-cell office:value-type="percentage" office:value="0.72005208333333304" table:style-name="ce2">
            <text:p>72,00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29)</text:p>
          </table:table-cell>
          <table:table-cell office:value-type="percentage" office:value="0.71744791666666596" table:style-name="ce2">
            <text:p>71,74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16)</text:p>
          </table:table-cell>
          <table:table-cell office:value-type="percentage" office:value="0.71744791666666596" table:style-name="ce2">
            <text:p>71,74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11)</text:p>
          </table:table-cell>
          <table:table-cell office:value-type="percentage" office:value="0.71614583333333304" table:style-name="ce2">
            <text:p>71,61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9)</text:p>
          </table:table-cell>
          <table:table-cell office:value-type="percentage" office:value="0.71354166666666596" table:style-name="ce2">
            <text:p>71,35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11)</text:p>
          </table:table-cell>
          <table:table-cell office:value-type="percentage" office:value="0.71354166666666596" table:style-name="ce2">
            <text:p>71,35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30)</text:p>
          </table:table-cell>
          <table:table-cell office:value-type="percentage" office:value="0.7109375" table:style-name="ce2">
            <text:p>71,093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10)</text:p>
          </table:table-cell>
          <table:table-cell office:value-type="percentage" office:value="0.70963541666666596" table:style-name="ce2">
            <text:p>70,96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20)</text:p>
          </table:table-cell>
          <table:table-cell office:value-type="percentage" office:value="0.70963541666666596" table:style-name="ce2">
            <text:p>70,9635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5)</text:p>
          </table:table-cell>
          <table:table-cell office:value-type="percentage" office:value="0.70703125" table:style-name="ce2">
            <text:p>70,70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10)</text:p>
          </table:table-cell>
          <table:table-cell office:value-type="percentage" office:value="0.70703125" table:style-name="ce2">
            <text:p>70,70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30)</text:p>
          </table:table-cell>
          <table:table-cell office:value-type="percentage" office:value="0.70703125" table:style-name="ce2">
            <text:p>70,703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30)</text:p>
          </table:table-cell>
          <table:table-cell office:value-type="percentage" office:value="0.70572916666666596" table:style-name="ce2">
            <text:p>70,57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2)</text:p>
          </table:table-cell>
          <table:table-cell office:value-type="percentage" office:value="0.70572916666666596" table:style-name="ce2">
            <text:p>70,5729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9)</text:p>
          </table:table-cell>
          <table:table-cell office:value-type="percentage" office:value="0.70442708333333304" table:style-name="ce2">
            <text:p>70,442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6)</text:p>
          </table:table-cell>
          <table:table-cell office:value-type="percentage" office:value="0.703125" table:style-name="ce2">
            <text:p>70,31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26)</text:p>
          </table:table-cell>
          <table:table-cell office:value-type="percentage" office:value="0.703125" table:style-name="ce2">
            <text:p>70,31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4)</text:p>
          </table:table-cell>
          <table:table-cell office:value-type="percentage" office:value="0.703125" table:style-name="ce2">
            <text:p>70,312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28)</text:p>
          </table:table-cell>
          <table:table-cell office:value-type="percentage" office:value="0.70182291666666596" table:style-name="ce2">
            <text:p>70,182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6)</text:p>
          </table:table-cell>
          <table:table-cell office:value-type="percentage" office:value="0.70182291666666596" table:style-name="ce2">
            <text:p>70,182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22)</text:p>
          </table:table-cell>
          <table:table-cell office:value-type="percentage" office:value="0.70052083333333304" table:style-name="ce2">
            <text:p>70,0520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31)</text:p>
          </table:table-cell>
          <table:table-cell office:value-type="percentage" office:value="0.69921875" table:style-name="ce2">
            <text:p>69,921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8)</text:p>
          </table:table-cell>
          <table:table-cell office:value-type="percentage" office:value="0.69791666666666596" table:style-name="ce2">
            <text:p>69,791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5)</text:p>
          </table:table-cell>
          <table:table-cell office:value-type="percentage" office:value="0.6953125" table:style-name="ce2">
            <text:p>69,53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3)</text:p>
          </table:table-cell>
          <table:table-cell office:value-type="percentage" office:value="0.6953125" table:style-name="ce2">
            <text:p>69,5312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8)</text:p>
          </table:table-cell>
          <table:table-cell office:value-type="percentage" office:value="0.69270833333333304" table:style-name="ce2">
            <text:p>69,27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10)</text:p>
          </table:table-cell>
          <table:table-cell office:value-type="percentage" office:value="0.69270833333333304" table:style-name="ce2">
            <text:p>69,27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18)</text:p>
          </table:table-cell>
          <table:table-cell office:value-type="percentage" office:value="0.69270833333333304" table:style-name="ce2">
            <text:p>69,270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28)</text:p>
          </table:table-cell>
          <table:table-cell office:value-type="percentage" office:value="0.69140625" table:style-name="ce2">
            <text:p>69,140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18)</text:p>
          </table:table-cell>
          <table:table-cell office:value-type="percentage" office:value="0.69010416666666596" table:style-name="ce2">
            <text:p>69,01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7)</text:p>
          </table:table-cell>
          <table:table-cell office:value-type="percentage" office:value="0.69010416666666596" table:style-name="ce2">
            <text:p>69,010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9)</text:p>
          </table:table-cell>
          <table:table-cell office:value-type="percentage" office:value="0.6875" table:style-name="ce2">
            <text:p>68,75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32)</text:p>
          </table:table-cell>
          <table:table-cell office:value-type="percentage" office:value="0.6875" table:style-name="ce2">
            <text:p>68,750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11)</text:p>
          </table:table-cell>
          <table:table-cell office:value-type="percentage" office:value="0.68619791666666596" table:style-name="ce2">
            <text:p>68,619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2)</text:p>
          </table:table-cell>
          <table:table-cell office:value-type="percentage" office:value="0.68489583333333304" table:style-name="ce2">
            <text:p>68,4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15)</text:p>
          </table:table-cell>
          <table:table-cell office:value-type="percentage" office:value="0.68489583333333304" table:style-name="ce2">
            <text:p>68,489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26)</text:p>
          </table:table-cell>
          <table:table-cell office:value-type="percentage" office:value="0.68359375" table:style-name="ce2">
            <text:p>68,35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25)</text:p>
          </table:table-cell>
          <table:table-cell office:value-type="percentage" office:value="0.68359375" table:style-name="ce2">
            <text:p>68,35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24)</text:p>
          </table:table-cell>
          <table:table-cell office:value-type="percentage" office:value="0.68359375" table:style-name="ce2">
            <text:p>68,359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24)</text:p>
          </table:table-cell>
          <table:table-cell office:value-type="percentage" office:value="0.68098958333333304" table:style-name="ce2">
            <text:p>68,098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17)</text:p>
          </table:table-cell>
          <table:table-cell office:value-type="percentage" office:value="0.68098958333333304" table:style-name="ce2">
            <text:p>68,0989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19)</text:p>
          </table:table-cell>
          <table:table-cell office:value-type="percentage" office:value="0.6796875" table:style-name="ce2">
            <text:p>67,9687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11)</text:p>
          </table:table-cell>
          <table:table-cell office:value-type="percentage" office:value="0.67578125" table:style-name="ce2">
            <text:p>67,578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3)</text:p>
          </table:table-cell>
          <table:table-cell office:value-type="percentage" office:value="0.67578125" table:style-name="ce2">
            <text:p>67,5781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4)</text:p>
          </table:table-cell>
          <table:table-cell office:value-type="percentage" office:value="0.67317708333333304" table:style-name="ce2">
            <text:p>67,3177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10)</text:p>
          </table:table-cell>
          <table:table-cell office:value-type="percentage" office:value="0.671875" table:style-name="ce2">
            <text:p>67,187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3)</text:p>
          </table:table-cell>
          <table:table-cell office:value-type="percentage" office:value="0.67057291666666596" table:style-name="ce2">
            <text:p>67,0572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16)</text:p>
          </table:table-cell>
          <table:table-cell office:value-type="percentage" office:value="0.66796875" table:style-name="ce2">
            <text:p>66,7968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21)</text:p>
          </table:table-cell>
          <table:table-cell office:value-type="percentage" office:value="0.66666666666666596" table:style-name="ce2">
            <text:p>66,666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12)</text:p>
          </table:table-cell>
          <table:table-cell office:value-type="percentage" office:value="0.66666666666666596" table:style-name="ce2">
            <text:p>66,6666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22)</text:p>
          </table:table-cell>
          <table:table-cell office:value-type="percentage" office:value="0.66536458333333304" table:style-name="ce2">
            <text:p>66,536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6)</text:p>
          </table:table-cell>
          <table:table-cell office:value-type="percentage" office:value="0.66536458333333304" table:style-name="ce2">
            <text:p>66,536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4)</text:p>
          </table:table-cell>
          <table:table-cell office:value-type="percentage" office:value="0.66536458333333304" table:style-name="ce2">
            <text:p>66,5364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25)</text:p>
          </table:table-cell>
          <table:table-cell office:value-type="percentage" office:value="0.66276041666666596" table:style-name="ce2">
            <text:p>66,27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4)</text:p>
          </table:table-cell>
          <table:table-cell office:value-type="percentage" office:value="0.66276041666666596" table:style-name="ce2">
            <text:p>66,27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4)</text:p>
          </table:table-cell>
          <table:table-cell office:value-type="percentage" office:value="0.66276041666666596" table:style-name="ce2">
            <text:p>66,2760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24)</text:p>
          </table:table-cell>
          <table:table-cell office:value-type="percentage" office:value="0.66015625" table:style-name="ce2">
            <text:p>66,0156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19)</text:p>
          </table:table-cell>
          <table:table-cell office:value-type="percentage" office:value="0.65885416666666596" table:style-name="ce2">
            <text:p>65,88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30)</text:p>
          </table:table-cell>
          <table:table-cell office:value-type="percentage" office:value="0.65885416666666596" table:style-name="ce2">
            <text:p>65,88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5)</text:p>
          </table:table-cell>
          <table:table-cell office:value-type="percentage" office:value="0.65885416666666596" table:style-name="ce2">
            <text:p>65,88542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25)</text:p>
          </table:table-cell>
          <table:table-cell office:value-type="percentage" office:value="0.65755208333333304" table:style-name="ce2">
            <text:p>65,7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4)</text:p>
          </table:table-cell>
          <table:table-cell office:value-type="percentage" office:value="0.65755208333333304" table:style-name="ce2">
            <text:p>65,7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17)</text:p>
          </table:table-cell>
          <table:table-cell office:value-type="percentage" office:value="0.65755208333333304" table:style-name="ce2">
            <text:p>65,7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27)</text:p>
          </table:table-cell>
          <table:table-cell office:value-type="percentage" office:value="0.65755208333333304" table:style-name="ce2">
            <text:p>65,7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16)</text:p>
          </table:table-cell>
          <table:table-cell office:value-type="percentage" office:value="0.65755208333333304" table:style-name="ce2">
            <text:p>65,7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3)</text:p>
          </table:table-cell>
          <table:table-cell office:value-type="percentage" office:value="0.65755208333333304" table:style-name="ce2">
            <text:p>65,75521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15)</text:p>
          </table:table-cell>
          <table:table-cell office:value-type="percentage" office:value="0.65625" table:style-name="ce2">
            <text:p>65,62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23)</text:p>
          </table:table-cell>
          <table:table-cell office:value-type="percentage" office:value="0.65625" table:style-name="ce2">
            <text:p>65,62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27)</text:p>
          </table:table-cell>
          <table:table-cell office:value-type="percentage" office:value="0.65625" table:style-name="ce2">
            <text:p>65,62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30)</text:p>
          </table:table-cell>
          <table:table-cell office:value-type="percentage" office:value="0.65625" table:style-name="ce2">
            <text:p>65,62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13)</text:p>
          </table:table-cell>
          <table:table-cell office:value-type="percentage" office:value="0.65625" table:style-name="ce2">
            <text:p>65,62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13)</text:p>
          </table:table-cell>
          <table:table-cell office:value-type="percentage" office:value="0.65625" table:style-name="ce2">
            <text:p>65,62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21)</text:p>
          </table:table-cell>
          <table:table-cell office:value-type="percentage" office:value="0.65625" table:style-name="ce2">
            <text:p>65,62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15)</text:p>
          </table:table-cell>
          <table:table-cell office:value-type="percentage" office:value="0.65625" table:style-name="ce2">
            <text:p>65,625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18)</text:p>
          </table:table-cell>
          <table:table-cell office:value-type="percentage" office:value="0.65494791666666596" table:style-name="ce2">
            <text:p>65,4947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2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9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10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11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12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15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18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21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28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29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1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3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4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7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8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12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14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15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16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17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19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20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22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23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26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27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32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3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4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6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12)</text:p>
          </table:table-cell>
          <table:table-cell office:value-type="percentage" office:value="0.65364583333333304" table:style-name="ce2">
            <text:p>65,3645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3)</text:p>
          </table:table-cell>
          <table:table-cell office:value-type="percentage" office:value="0.65234375" table:style-name="ce2">
            <text:p>65,2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8)</text:p>
          </table:table-cell>
          <table:table-cell office:value-type="percentage" office:value="0.65234375" table:style-name="ce2">
            <text:p>65,2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13)</text:p>
          </table:table-cell>
          <table:table-cell office:value-type="percentage" office:value="0.65234375" table:style-name="ce2">
            <text:p>65,2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16)</text:p>
          </table:table-cell>
          <table:table-cell office:value-type="percentage" office:value="0.65234375" table:style-name="ce2">
            <text:p>65,2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17)</text:p>
          </table:table-cell>
          <table:table-cell office:value-type="percentage" office:value="0.65234375" table:style-name="ce2">
            <text:p>65,2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26)</text:p>
          </table:table-cell>
          <table:table-cell office:value-type="percentage" office:value="0.65234375" table:style-name="ce2">
            <text:p>65,2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32)</text:p>
          </table:table-cell>
          <table:table-cell office:value-type="percentage" office:value="0.65234375" table:style-name="ce2">
            <text:p>65,2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7)</text:p>
          </table:table-cell>
          <table:table-cell office:value-type="percentage" office:value="0.65234375" table:style-name="ce2">
            <text:p>65,2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7)</text:p>
          </table:table-cell>
          <table:table-cell office:value-type="percentage" office:value="0.65234375" table:style-name="ce2">
            <text:p>65,23438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3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4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5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6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7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8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9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1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13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14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16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17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18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19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20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2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23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24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26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27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28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29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30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3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3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3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4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5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6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7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8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9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10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1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1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13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14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15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16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17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18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19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20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2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2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23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24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25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26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27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28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29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30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3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3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4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5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6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7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14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20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2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24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25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3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1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29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18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30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5,3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6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7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8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6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9,10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0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1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4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7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2,8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3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4,3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3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5,5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6,3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7,3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8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0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1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3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2,5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3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5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3,6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4,3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5,7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6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7,3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8,5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4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9,6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2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5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0,6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3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1,4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1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3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2,4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,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2,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3,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4,)</text:p>
          </table:table-cell>
          <table:table-cell office:value-type="percentage" office:value="0.65104166666666596" table:style-name="ce2">
            <text:p>65,1041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das (19,3)</text:p>
          </table:table-cell>
          <table:table-cell office:value-type="percentage" office:value="0.64973958333333304" table:style-name="ce2">
            <text:p>64,97396%</text:p>
          </table:table-cell>
          <table:table-cell table:number-columns-repeated="16382"/>
        </table:table-row>
        <table:table-row table:number-rows-repeated="1047519" table:style-name="ro1">
          <table:table-cell table:number-columns-repeated="16384"/>
        </table:table-row>
      </table:table>
      <table:database-ranges>
        <table:database-range table:target-range-address="Planilha1.A1:Planilha1.B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5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gem" style:family="table-cell" style:data-style-name="N13"/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Luís R. Weck</meta:initial-creator>
    <dc:creator>Luís R. Weck</dc:creator>
    <meta:creation-date>2021-04-04T17:11:22Z</meta:creation-date>
    <dc:date>2021-04-04T18:51:07Z</dc:date>
  </office:meta>
</office:document-meta>
</file>